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/>
  <office:automatic-styles>
    <style:style style:name="default-bool" style:family="table-cell" style:data-style-name="bool1"/>
    <style:style style:name="default-interval" style:family="table-cell" style:data-style-name="interval1"/>
    <style:style style:name="Automorphism And Affine Automorphism 2" style:family="table-cell" style:data-style-name="Automorphism And Affine Automorphism 1">
      <style:table-cell-properties fo:background-color="#55ff33"/>
    </style:style>
    <style:style style:name="default-num" style:family="table-cell" style:data-style-name="num1"/>
    <style:style style:name="Automorphism 2" style:family="table-cell" style:data-style-name="Automorphism 1">
      <style:table-cell-properties fo:background-color="#4da6ff"/>
    </style:style>
    <style:style style:name="default-currency" style:family="table-cell" style:data-style-name="currency1"/>
    <style:style style:name="default-date" style:family="table-cell" style:data-style-name="date1"/>
    <style:style style:name="Affine Automorphism 2" style:family="table-cell" style:data-style-name="Affine Automorphism 1">
      <style:table-cell-properties fo:background-color="#ffff66"/>
    </style:style>
    <style:style style:name="default-time" style:family="table-cell" style:data-style-name="time1"/>
    <style:style style:name="default-percent" style:family="table-cell" style:data-style-name="percent1"/>
    <style:style style:name="default-datetime" style:family="table-cell" style:data-style-name="datetime1"/>
  </office:automatic-styles>
  <office:body>
    <office:spreadsheet>
      <table:table table:name="tes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>0 1 2 3 4</text:p>
            <text:p>0 1 2 3 4</text:p>
          </table:table-cell>
          <table:table-cell office:value-type="string">
            <text:p>0 1 2 3 4</text:p>
            <text:p>0 1 2 4 3</text:p>
          </table:table-cell>
          <table:table-cell office:value-type="string">
            <text:p>0 1 2 3 4</text:p>
            <text:p>0 1 3 2 4</text:p>
          </table:table-cell>
          <table:table-cell office:value-type="string">
            <text:p>0 1 2 3 4</text:p>
            <text:p>0 1 3 4 2</text:p>
          </table:table-cell>
          <table:table-cell office:value-type="string">
            <text:p>0 1 2 3 4</text:p>
            <text:p>0 1 4 2 3</text:p>
          </table:table-cell>
          <table:table-cell office:value-type="string">
            <text:p>0 1 2 3 4</text:p>
            <text:p>0 1 4 3 2</text:p>
          </table:table-cell>
          <table:table-cell office:value-type="string">
            <text:p>0 1 2 3 4</text:p>
            <text:p>0 2 1 3 4</text:p>
          </table:table-cell>
          <table:table-cell office:value-type="string">
            <text:p>0 1 2 3 4</text:p>
            <text:p>0 2 1 4 3</text:p>
          </table:table-cell>
          <table:table-cell office:value-type="string">
            <text:p>0 1 2 3 4</text:p>
            <text:p>0 2 3 1 4</text:p>
          </table:table-cell>
          <table:table-cell office:value-type="string">
            <text:p>0 1 2 3 4</text:p>
            <text:p>0 2 3 4 1</text:p>
          </table:table-cell>
          <table:table-cell office:value-type="string">
            <text:p>0 1 2 3 4</text:p>
            <text:p>0 2 4 1 3</text:p>
          </table:table-cell>
          <table:table-cell office:value-type="string">
            <text:p>0 1 2 3 4</text:p>
            <text:p>0 2 4 3 1</text:p>
          </table:table-cell>
          <table:table-cell office:value-type="string">
            <text:p>0 1 2 3 4</text:p>
            <text:p>0 3 1 2 4</text:p>
          </table:table-cell>
          <table:table-cell office:value-type="string">
            <text:p>0 1 2 3 4</text:p>
            <text:p>0 3 1 4 2</text:p>
          </table:table-cell>
          <table:table-cell office:value-type="string">
            <text:p>0 1 2 3 4</text:p>
            <text:p>0 3 2 1 4</text:p>
          </table:table-cell>
          <table:table-cell office:value-type="string">
            <text:p>0 1 2 3 4</text:p>
            <text:p>0 3 2 4 1</text:p>
          </table:table-cell>
          <table:table-cell office:value-type="string">
            <text:p>0 1 2 3 4</text:p>
            <text:p>0 3 4 1 2</text:p>
          </table:table-cell>
          <table:table-cell office:value-type="string">
            <text:p>0 1 2 3 4</text:p>
            <text:p>0 3 4 2 1</text:p>
          </table:table-cell>
          <table:table-cell office:value-type="string">
            <text:p>0 1 2 3 4</text:p>
            <text:p>0 4 1 2 3</text:p>
          </table:table-cell>
          <table:table-cell office:value-type="string">
            <text:p>0 1 2 3 4</text:p>
            <text:p>0 4 1 3 2</text:p>
          </table:table-cell>
          <table:table-cell office:value-type="string">
            <text:p>0 1 2 3 4</text:p>
            <text:p>0 4 2 1 3</text:p>
          </table:table-cell>
          <table:table-cell office:value-type="string">
            <text:p>0 1 2 3 4</text:p>
            <text:p>0 4 2 3 1</text:p>
          </table:table-cell>
          <table:table-cell office:value-type="string">
            <text:p>0 1 2 3 4</text:p>
            <text:p>0 4 3 1 2</text:p>
          </table:table-cell>
          <table:table-cell office:value-type="string">
            <text:p>0 1 2 3 4</text:p>
            <text:p>0 4 3 2 1</text:p>
          </table:table-cell>
          <table:table-cell office:value-type="string">
            <text:p>0 1 2 3 4</text:p>
            <text:p>1 0 2 3 4</text:p>
          </table:table-cell>
          <table:table-cell office:value-type="string">
            <text:p>0 1 2 3 4</text:p>
            <text:p>1 0 2 4 3</text:p>
          </table:table-cell>
          <table:table-cell office:value-type="string">
            <text:p>0 1 2 3 4</text:p>
            <text:p>1 0 3 2 4</text:p>
          </table:table-cell>
          <table:table-cell office:value-type="string">
            <text:p>0 1 2 3 4</text:p>
            <text:p>1 0 3 4 2</text:p>
          </table:table-cell>
          <table:table-cell office:value-type="string">
            <text:p>0 1 2 3 4</text:p>
            <text:p>1 0 4 2 3</text:p>
          </table:table-cell>
          <table:table-cell office:value-type="string">
            <text:p>0 1 2 3 4</text:p>
            <text:p>1 0 4 3 2</text:p>
          </table:table-cell>
          <table:table-cell office:value-type="string">
            <text:p>0 1 2 3 4</text:p>
            <text:p>1 2 0 3 4</text:p>
          </table:table-cell>
          <table:table-cell office:value-type="string">
            <text:p>0 1 2 3 4</text:p>
            <text:p>1 2 0 4 3</text:p>
          </table:table-cell>
          <table:table-cell office:value-type="string">
            <text:p>0 1 2 3 4</text:p>
            <text:p>1 2 3 0 4</text:p>
          </table:table-cell>
          <table:table-cell office:value-type="string">
            <text:p>0 1 2 3 4</text:p>
            <text:p>1 2 3 4 0</text:p>
          </table:table-cell>
          <table:table-cell office:value-type="string">
            <text:p>0 1 2 3 4</text:p>
            <text:p>1 2 4 0 3</text:p>
          </table:table-cell>
          <table:table-cell office:value-type="string">
            <text:p>0 1 2 3 4</text:p>
            <text:p>1 2 4 3 0</text:p>
          </table:table-cell>
          <table:table-cell office:value-type="string">
            <text:p>0 1 2 3 4</text:p>
            <text:p>1 3 0 2 4</text:p>
          </table:table-cell>
          <table:table-cell office:value-type="string">
            <text:p>0 1 2 3 4</text:p>
            <text:p>1 3 0 4 2</text:p>
          </table:table-cell>
          <table:table-cell office:value-type="string">
            <text:p>0 1 2 3 4</text:p>
            <text:p>1 3 2 0 4</text:p>
          </table:table-cell>
          <table:table-cell office:value-type="string">
            <text:p>0 1 2 3 4</text:p>
            <text:p>1 3 2 4 0</text:p>
          </table:table-cell>
          <table:table-cell office:value-type="string">
            <text:p>0 1 2 3 4</text:p>
            <text:p>1 3 4 0 2</text:p>
          </table:table-cell>
          <table:table-cell office:value-type="string">
            <text:p>0 1 2 3 4</text:p>
            <text:p>1 3 4 2 0</text:p>
          </table:table-cell>
          <table:table-cell office:value-type="string">
            <text:p>0 1 2 3 4</text:p>
            <text:p>1 4 0 2 3</text:p>
          </table:table-cell>
          <table:table-cell office:value-type="string">
            <text:p>0 1 2 3 4</text:p>
            <text:p>1 4 0 3 2</text:p>
          </table:table-cell>
          <table:table-cell office:value-type="string">
            <text:p>0 1 2 3 4</text:p>
            <text:p>1 4 2 0 3</text:p>
          </table:table-cell>
          <table:table-cell office:value-type="string">
            <text:p>0 1 2 3 4</text:p>
            <text:p>1 4 2 3 0</text:p>
          </table:table-cell>
          <table:table-cell office:value-type="string">
            <text:p>0 1 2 3 4</text:p>
            <text:p>1 4 3 0 2</text:p>
          </table:table-cell>
          <table:table-cell office:value-type="string">
            <text:p>0 1 2 3 4</text:p>
            <text:p>1 4 3 2 0</text:p>
          </table:table-cell>
          <table:table-cell office:value-type="string">
            <text:p>0 1 2 3 4</text:p>
            <text:p>2 0 1 3 4</text:p>
          </table:table-cell>
          <table:table-cell office:value-type="string">
            <text:p>0 1 2 3 4</text:p>
            <text:p>2 0 1 4 3</text:p>
          </table:table-cell>
          <table:table-cell office:value-type="string">
            <text:p>0 1 2 3 4</text:p>
            <text:p>2 0 3 1 4</text:p>
          </table:table-cell>
          <table:table-cell office:value-type="string">
            <text:p>0 1 2 3 4</text:p>
            <text:p>2 0 3 4 1</text:p>
          </table:table-cell>
          <table:table-cell office:value-type="string">
            <text:p>0 1 2 3 4</text:p>
            <text:p>2 0 4 1 3</text:p>
          </table:table-cell>
          <table:table-cell office:value-type="string">
            <text:p>0 1 2 3 4</text:p>
            <text:p>2 0 4 3 1</text:p>
          </table:table-cell>
          <table:table-cell office:value-type="string">
            <text:p>0 1 2 3 4</text:p>
            <text:p>2 1 0 3 4</text:p>
          </table:table-cell>
          <table:table-cell office:value-type="string">
            <text:p>0 1 2 3 4</text:p>
            <text:p>2 1 0 4 3</text:p>
          </table:table-cell>
          <table:table-cell office:value-type="string">
            <text:p>0 1 2 3 4</text:p>
            <text:p>2 1 3 0 4</text:p>
          </table:table-cell>
          <table:table-cell office:value-type="string">
            <text:p>0 1 2 3 4</text:p>
            <text:p>2 1 3 4 0</text:p>
          </table:table-cell>
          <table:table-cell office:value-type="string">
            <text:p>0 1 2 3 4</text:p>
            <text:p>2 1 4 0 3</text:p>
          </table:table-cell>
          <table:table-cell office:value-type="string">
            <text:p>0 1 2 3 4</text:p>
            <text:p>2 1 4 3 0</text:p>
          </table:table-cell>
          <table:table-cell office:value-type="string">
            <text:p>0 1 2 3 4</text:p>
            <text:p>2 3 0 1 4</text:p>
          </table:table-cell>
          <table:table-cell office:value-type="string">
            <text:p>0 1 2 3 4</text:p>
            <text:p>2 3 0 4 1</text:p>
          </table:table-cell>
          <table:table-cell office:value-type="string">
            <text:p>0 1 2 3 4</text:p>
            <text:p>2 3 1 0 4</text:p>
          </table:table-cell>
          <table:table-cell office:value-type="string">
            <text:p>0 1 2 3 4</text:p>
            <text:p>2 3 1 4 0</text:p>
          </table:table-cell>
          <table:table-cell office:value-type="string">
            <text:p>0 1 2 3 4</text:p>
            <text:p>2 3 4 0 1</text:p>
          </table:table-cell>
          <table:table-cell office:value-type="string">
            <text:p>0 1 2 3 4</text:p>
            <text:p>2 3 4 1 0</text:p>
          </table:table-cell>
          <table:table-cell office:value-type="string">
            <text:p>0 1 2 3 4</text:p>
            <text:p>2 4 0 1 3</text:p>
          </table:table-cell>
          <table:table-cell office:value-type="string">
            <text:p>0 1 2 3 4</text:p>
            <text:p>2 4 0 3 1</text:p>
          </table:table-cell>
          <table:table-cell office:value-type="string">
            <text:p>0 1 2 3 4</text:p>
            <text:p>2 4 1 0 3</text:p>
          </table:table-cell>
          <table:table-cell office:value-type="string">
            <text:p>0 1 2 3 4</text:p>
            <text:p>2 4 1 3 0</text:p>
          </table:table-cell>
          <table:table-cell office:value-type="string">
            <text:p>0 1 2 3 4</text:p>
            <text:p>2 4 3 0 1</text:p>
          </table:table-cell>
          <table:table-cell office:value-type="string">
            <text:p>0 1 2 3 4</text:p>
            <text:p>2 4 3 1 0</text:p>
          </table:table-cell>
          <table:table-cell office:value-type="string">
            <text:p>0 1 2 3 4</text:p>
            <text:p>3 0 1 2 4</text:p>
          </table:table-cell>
          <table:table-cell office:value-type="string">
            <text:p>0 1 2 3 4</text:p>
            <text:p>3 0 1 4 2</text:p>
          </table:table-cell>
          <table:table-cell office:value-type="string">
            <text:p>0 1 2 3 4</text:p>
            <text:p>3 0 2 1 4</text:p>
          </table:table-cell>
          <table:table-cell office:value-type="string">
            <text:p>0 1 2 3 4</text:p>
            <text:p>3 0 2 4 1</text:p>
          </table:table-cell>
          <table:table-cell office:value-type="string">
            <text:p>0 1 2 3 4</text:p>
            <text:p>3 0 4 1 2</text:p>
          </table:table-cell>
          <table:table-cell office:value-type="string">
            <text:p>0 1 2 3 4</text:p>
            <text:p>3 0 4 2 1</text:p>
          </table:table-cell>
          <table:table-cell office:value-type="string">
            <text:p>0 1 2 3 4</text:p>
            <text:p>3 1 0 2 4</text:p>
          </table:table-cell>
          <table:table-cell office:value-type="string">
            <text:p>0 1 2 3 4</text:p>
            <text:p>3 1 0 4 2</text:p>
          </table:table-cell>
          <table:table-cell office:value-type="string">
            <text:p>0 1 2 3 4</text:p>
            <text:p>3 1 2 0 4</text:p>
          </table:table-cell>
          <table:table-cell office:value-type="string">
            <text:p>0 1 2 3 4</text:p>
            <text:p>3 1 2 4 0</text:p>
          </table:table-cell>
          <table:table-cell office:value-type="string">
            <text:p>0 1 2 3 4</text:p>
            <text:p>3 1 4 0 2</text:p>
          </table:table-cell>
          <table:table-cell office:value-type="string">
            <text:p>0 1 2 3 4</text:p>
            <text:p>3 1 4 2 0</text:p>
          </table:table-cell>
          <table:table-cell office:value-type="string">
            <text:p>0 1 2 3 4</text:p>
            <text:p>3 2 0 1 4</text:p>
          </table:table-cell>
          <table:table-cell office:value-type="string">
            <text:p>0 1 2 3 4</text:p>
            <text:p>3 2 0 4 1</text:p>
          </table:table-cell>
          <table:table-cell office:value-type="string">
            <text:p>0 1 2 3 4</text:p>
            <text:p>3 2 1 0 4</text:p>
          </table:table-cell>
          <table:table-cell office:value-type="string">
            <text:p>0 1 2 3 4</text:p>
            <text:p>3 2 1 4 0</text:p>
          </table:table-cell>
          <table:table-cell office:value-type="string">
            <text:p>0 1 2 3 4</text:p>
            <text:p>3 2 4 0 1</text:p>
          </table:table-cell>
          <table:table-cell office:value-type="string">
            <text:p>0 1 2 3 4</text:p>
            <text:p>3 2 4 1 0</text:p>
          </table:table-cell>
          <table:table-cell office:value-type="string">
            <text:p>0 1 2 3 4</text:p>
            <text:p>3 4 0 1 2</text:p>
          </table:table-cell>
          <table:table-cell office:value-type="string">
            <text:p>0 1 2 3 4</text:p>
            <text:p>3 4 0 2 1</text:p>
          </table:table-cell>
          <table:table-cell office:value-type="string">
            <text:p>0 1 2 3 4</text:p>
            <text:p>3 4 1 0 2</text:p>
          </table:table-cell>
          <table:table-cell office:value-type="string">
            <text:p>0 1 2 3 4</text:p>
            <text:p>3 4 1 2 0</text:p>
          </table:table-cell>
          <table:table-cell office:value-type="string">
            <text:p>0 1 2 3 4</text:p>
            <text:p>3 4 2 0 1</text:p>
          </table:table-cell>
          <table:table-cell office:value-type="string">
            <text:p>0 1 2 3 4</text:p>
            <text:p>3 4 2 1 0</text:p>
          </table:table-cell>
          <table:table-cell office:value-type="string">
            <text:p>0 1 2 3 4</text:p>
            <text:p>4 0 1 2 3</text:p>
          </table:table-cell>
          <table:table-cell office:value-type="string">
            <text:p>0 1 2 3 4</text:p>
            <text:p>4 0 1 3 2</text:p>
          </table:table-cell>
          <table:table-cell office:value-type="string">
            <text:p>0 1 2 3 4</text:p>
            <text:p>4 0 2 1 3</text:p>
          </table:table-cell>
          <table:table-cell office:value-type="string">
            <text:p>0 1 2 3 4</text:p>
            <text:p>4 0 2 3 1</text:p>
          </table:table-cell>
          <table:table-cell office:value-type="string">
            <text:p>0 1 2 3 4</text:p>
            <text:p>4 0 3 1 2</text:p>
          </table:table-cell>
          <table:table-cell office:value-type="string">
            <text:p>0 1 2 3 4</text:p>
            <text:p>4 0 3 2 1</text:p>
          </table:table-cell>
          <table:table-cell office:value-type="string">
            <text:p>0 1 2 3 4</text:p>
            <text:p>4 1 0 2 3</text:p>
          </table:table-cell>
          <table:table-cell office:value-type="string">
            <text:p>0 1 2 3 4</text:p>
            <text:p>4 1 0 3 2</text:p>
          </table:table-cell>
          <table:table-cell office:value-type="string">
            <text:p>0 1 2 3 4</text:p>
            <text:p>4 1 2 0 3</text:p>
          </table:table-cell>
          <table:table-cell office:value-type="string">
            <text:p>0 1 2 3 4</text:p>
            <text:p>4 1 2 3 0</text:p>
          </table:table-cell>
          <table:table-cell office:value-type="string">
            <text:p>0 1 2 3 4</text:p>
            <text:p>4 1 3 0 2</text:p>
          </table:table-cell>
          <table:table-cell office:value-type="string">
            <text:p>0 1 2 3 4</text:p>
            <text:p>4 1 3 2 0</text:p>
          </table:table-cell>
          <table:table-cell office:value-type="string">
            <text:p>0 1 2 3 4</text:p>
            <text:p>4 2 0 1 3</text:p>
          </table:table-cell>
          <table:table-cell office:value-type="string">
            <text:p>0 1 2 3 4</text:p>
            <text:p>4 2 0 3 1</text:p>
          </table:table-cell>
          <table:table-cell office:value-type="string">
            <text:p>0 1 2 3 4</text:p>
            <text:p>4 2 1 0 3</text:p>
          </table:table-cell>
          <table:table-cell office:value-type="string">
            <text:p>0 1 2 3 4</text:p>
            <text:p>4 2 1 3 0</text:p>
          </table:table-cell>
          <table:table-cell office:value-type="string">
            <text:p>0 1 2 3 4</text:p>
            <text:p>4 2 3 0 1</text:p>
          </table:table-cell>
          <table:table-cell office:value-type="string">
            <text:p>0 1 2 3 4</text:p>
            <text:p>4 2 3 1 0</text:p>
          </table:table-cell>
          <table:table-cell office:value-type="string">
            <text:p>0 1 2 3 4</text:p>
            <text:p>4 3 0 1 2</text:p>
          </table:table-cell>
          <table:table-cell office:value-type="string">
            <text:p>0 1 2 3 4</text:p>
            <text:p>4 3 0 2 1</text:p>
          </table:table-cell>
          <table:table-cell office:value-type="string">
            <text:p>0 1 2 3 4</text:p>
            <text:p>4 3 1 0 2</text:p>
          </table:table-cell>
          <table:table-cell office:value-type="string">
            <text:p>0 1 2 3 4</text:p>
            <text:p>4 3 1 2 0</text:p>
          </table:table-cell>
          <table:table-cell office:value-type="string">
            <text:p>0 1 2 3 4</text:p>
            <text:p>4 3 2 0 1</text:p>
          </table:table-cell>
          <table:table-cell office:value-type="string">
            <text:p>0 1 2 3 4</text:p>
            <text:p>4 3 2 1 0</text:p>
          </table:table-cell>
        </table:table-row>
        <table:table-row>
          <table:table-cell office:value-type="string">
            <text:p/>
          </table:table-cell>
          <table:table-cell office:value-type="string">
            <text:p>p_0</text:p>
          </table:table-cell>
          <table:table-cell office:value-type="string">
            <text:p>p_1</text:p>
          </table:table-cell>
          <table:table-cell office:value-type="string">
            <text:p>p_2</text:p>
          </table:table-cell>
          <table:table-cell office:value-type="string">
            <text:p>p_3</text:p>
          </table:table-cell>
          <table:table-cell office:value-type="string">
            <text:p>p_4</text:p>
          </table:table-cell>
          <table:table-cell office:value-type="string">
            <text:p>p_5</text:p>
          </table:table-cell>
          <table:table-cell office:value-type="string">
            <text:p>p_6</text:p>
          </table:table-cell>
          <table:table-cell office:value-type="string">
            <text:p>p_7</text:p>
          </table:table-cell>
          <table:table-cell office:value-type="string">
            <text:p>p_8</text:p>
          </table:table-cell>
          <table:table-cell office:value-type="string">
            <text:p>p_9</text:p>
          </table:table-cell>
          <table:table-cell office:value-type="string">
            <text:p>p_10</text:p>
          </table:table-cell>
          <table:table-cell office:value-type="string">
            <text:p>p_11</text:p>
          </table:table-cell>
          <table:table-cell office:value-type="string">
            <text:p>p_12</text:p>
          </table:table-cell>
          <table:table-cell office:value-type="string">
            <text:p>p_13</text:p>
          </table:table-cell>
          <table:table-cell office:value-type="string">
            <text:p>p_14</text:p>
          </table:table-cell>
          <table:table-cell office:value-type="string">
            <text:p>p_15</text:p>
          </table:table-cell>
          <table:table-cell office:value-type="string">
            <text:p>p_16</text:p>
          </table:table-cell>
          <table:table-cell office:value-type="string">
            <text:p>p_17</text:p>
          </table:table-cell>
          <table:table-cell office:value-type="string">
            <text:p>p_18</text:p>
          </table:table-cell>
          <table:table-cell office:value-type="string">
            <text:p>p_19</text:p>
          </table:table-cell>
          <table:table-cell office:value-type="string">
            <text:p>p_20</text:p>
          </table:table-cell>
          <table:table-cell office:value-type="string">
            <text:p>p_21</text:p>
          </table:table-cell>
          <table:table-cell office:value-type="string">
            <text:p>p_22</text:p>
          </table:table-cell>
          <table:table-cell office:value-type="string">
            <text:p>p_23</text:p>
          </table:table-cell>
          <table:table-cell office:value-type="string">
            <text:p>p_24</text:p>
          </table:table-cell>
          <table:table-cell office:value-type="string">
            <text:p>p_25</text:p>
          </table:table-cell>
          <table:table-cell office:value-type="string">
            <text:p>p_26</text:p>
          </table:table-cell>
          <table:table-cell office:value-type="string">
            <text:p>p_27</text:p>
          </table:table-cell>
          <table:table-cell office:value-type="string">
            <text:p>p_28</text:p>
          </table:table-cell>
          <table:table-cell office:value-type="string">
            <text:p>p_29</text:p>
          </table:table-cell>
          <table:table-cell office:value-type="string">
            <text:p>p_30</text:p>
          </table:table-cell>
          <table:table-cell office:value-type="string">
            <text:p>p_31</text:p>
          </table:table-cell>
          <table:table-cell office:value-type="string">
            <text:p>p_32</text:p>
          </table:table-cell>
          <table:table-cell office:value-type="string">
            <text:p>p_33</text:p>
          </table:table-cell>
          <table:table-cell office:value-type="string">
            <text:p>p_34</text:p>
          </table:table-cell>
          <table:table-cell office:value-type="string">
            <text:p>p_35</text:p>
          </table:table-cell>
          <table:table-cell office:value-type="string">
            <text:p>p_36</text:p>
          </table:table-cell>
          <table:table-cell office:value-type="string">
            <text:p>p_37</text:p>
          </table:table-cell>
          <table:table-cell office:value-type="string">
            <text:p>p_38</text:p>
          </table:table-cell>
          <table:table-cell office:value-type="string">
            <text:p>p_39</text:p>
          </table:table-cell>
          <table:table-cell office:value-type="string">
            <text:p>p_40</text:p>
          </table:table-cell>
          <table:table-cell office:value-type="string">
            <text:p>p_41</text:p>
          </table:table-cell>
          <table:table-cell office:value-type="string">
            <text:p>p_42</text:p>
          </table:table-cell>
          <table:table-cell office:value-type="string">
            <text:p>p_43</text:p>
          </table:table-cell>
          <table:table-cell office:value-type="string">
            <text:p>p_44</text:p>
          </table:table-cell>
          <table:table-cell office:value-type="string">
            <text:p>p_45</text:p>
          </table:table-cell>
          <table:table-cell office:value-type="string">
            <text:p>p_46</text:p>
          </table:table-cell>
          <table:table-cell office:value-type="string">
            <text:p>p_47</text:p>
          </table:table-cell>
          <table:table-cell office:value-type="string">
            <text:p>p_48</text:p>
          </table:table-cell>
          <table:table-cell office:value-type="string">
            <text:p>p_49</text:p>
          </table:table-cell>
          <table:table-cell office:value-type="string">
            <text:p>p_50</text:p>
          </table:table-cell>
          <table:table-cell office:value-type="string">
            <text:p>p_51</text:p>
          </table:table-cell>
          <table:table-cell office:value-type="string">
            <text:p>p_52</text:p>
          </table:table-cell>
          <table:table-cell office:value-type="string">
            <text:p>p_53</text:p>
          </table:table-cell>
          <table:table-cell office:value-type="string">
            <text:p>p_54</text:p>
          </table:table-cell>
          <table:table-cell office:value-type="string">
            <text:p>p_55</text:p>
          </table:table-cell>
          <table:table-cell office:value-type="string">
            <text:p>p_56</text:p>
          </table:table-cell>
          <table:table-cell office:value-type="string">
            <text:p>p_57</text:p>
          </table:table-cell>
          <table:table-cell office:value-type="string">
            <text:p>p_58</text:p>
          </table:table-cell>
          <table:table-cell office:value-type="string">
            <text:p>p_59</text:p>
          </table:table-cell>
          <table:table-cell office:value-type="string">
            <text:p>p_60</text:p>
          </table:table-cell>
          <table:table-cell office:value-type="string">
            <text:p>p_61</text:p>
          </table:table-cell>
          <table:table-cell office:value-type="string">
            <text:p>p_62</text:p>
          </table:table-cell>
          <table:table-cell office:value-type="string">
            <text:p>p_63</text:p>
          </table:table-cell>
          <table:table-cell office:value-type="string">
            <text:p>p_64</text:p>
          </table:table-cell>
          <table:table-cell office:value-type="string">
            <text:p>p_65</text:p>
          </table:table-cell>
          <table:table-cell office:value-type="string">
            <text:p>p_66</text:p>
          </table:table-cell>
          <table:table-cell office:value-type="string">
            <text:p>p_67</text:p>
          </table:table-cell>
          <table:table-cell office:value-type="string">
            <text:p>p_68</text:p>
          </table:table-cell>
          <table:table-cell office:value-type="string">
            <text:p>p_69</text:p>
          </table:table-cell>
          <table:table-cell office:value-type="string">
            <text:p>p_70</text:p>
          </table:table-cell>
          <table:table-cell office:value-type="string">
            <text:p>p_71</text:p>
          </table:table-cell>
          <table:table-cell office:value-type="string">
            <text:p>p_72</text:p>
          </table:table-cell>
          <table:table-cell office:value-type="string">
            <text:p>p_73</text:p>
          </table:table-cell>
          <table:table-cell office:value-type="string">
            <text:p>p_74</text:p>
          </table:table-cell>
          <table:table-cell office:value-type="string">
            <text:p>p_75</text:p>
          </table:table-cell>
          <table:table-cell office:value-type="string">
            <text:p>p_76</text:p>
          </table:table-cell>
          <table:table-cell office:value-type="string">
            <text:p>p_77</text:p>
          </table:table-cell>
          <table:table-cell office:value-type="string">
            <text:p>p_78</text:p>
          </table:table-cell>
          <table:table-cell office:value-type="string">
            <text:p>p_79</text:p>
          </table:table-cell>
          <table:table-cell office:value-type="string">
            <text:p>p_80</text:p>
          </table:table-cell>
          <table:table-cell office:value-type="string">
            <text:p>p_81</text:p>
          </table:table-cell>
          <table:table-cell office:value-type="string">
            <text:p>p_82</text:p>
          </table:table-cell>
          <table:table-cell office:value-type="string">
            <text:p>p_83</text:p>
          </table:table-cell>
          <table:table-cell office:value-type="string">
            <text:p>p_84</text:p>
          </table:table-cell>
          <table:table-cell office:value-type="string">
            <text:p>p_85</text:p>
          </table:table-cell>
          <table:table-cell office:value-type="string">
            <text:p>p_86</text:p>
          </table:table-cell>
          <table:table-cell office:value-type="string">
            <text:p>p_87</text:p>
          </table:table-cell>
          <table:table-cell office:value-type="string">
            <text:p>p_88</text:p>
          </table:table-cell>
          <table:table-cell office:value-type="string">
            <text:p>p_89</text:p>
          </table:table-cell>
          <table:table-cell office:value-type="string">
            <text:p>p_90</text:p>
          </table:table-cell>
          <table:table-cell office:value-type="string">
            <text:p>p_91</text:p>
          </table:table-cell>
          <table:table-cell office:value-type="string">
            <text:p>p_92</text:p>
          </table:table-cell>
          <table:table-cell office:value-type="string">
            <text:p>p_93</text:p>
          </table:table-cell>
          <table:table-cell office:value-type="string">
            <text:p>p_94</text:p>
          </table:table-cell>
          <table:table-cell office:value-type="string">
            <text:p>p_95</text:p>
          </table:table-cell>
          <table:table-cell office:value-type="string">
            <text:p>p_96</text:p>
          </table:table-cell>
          <table:table-cell office:value-type="string">
            <text:p>p_97</text:p>
          </table:table-cell>
          <table:table-cell office:value-type="string">
            <text:p>p_98</text:p>
          </table:table-cell>
          <table:table-cell office:value-type="string">
            <text:p>p_99</text:p>
          </table:table-cell>
          <table:table-cell office:value-type="string">
            <text:p>p_100</text:p>
          </table:table-cell>
          <table:table-cell office:value-type="string">
            <text:p>p_101</text:p>
          </table:table-cell>
          <table:table-cell office:value-type="string">
            <text:p>p_102</text:p>
          </table:table-cell>
          <table:table-cell office:value-type="string">
            <text:p>p_103</text:p>
          </table:table-cell>
          <table:table-cell office:value-type="string">
            <text:p>p_104</text:p>
          </table:table-cell>
          <table:table-cell office:value-type="string">
            <text:p>p_105</text:p>
          </table:table-cell>
          <table:table-cell office:value-type="string">
            <text:p>p_106</text:p>
          </table:table-cell>
          <table:table-cell office:value-type="string">
            <text:p>p_107</text:p>
          </table:table-cell>
          <table:table-cell office:value-type="string">
            <text:p>p_108</text:p>
          </table:table-cell>
          <table:table-cell office:value-type="string">
            <text:p>p_109</text:p>
          </table:table-cell>
          <table:table-cell office:value-type="string">
            <text:p>p_110</text:p>
          </table:table-cell>
          <table:table-cell office:value-type="string">
            <text:p>p_111</text:p>
          </table:table-cell>
          <table:table-cell office:value-type="string">
            <text:p>p_112</text:p>
          </table:table-cell>
          <table:table-cell office:value-type="string">
            <text:p>p_113</text:p>
          </table:table-cell>
          <table:table-cell office:value-type="string">
            <text:p>p_114</text:p>
          </table:table-cell>
          <table:table-cell office:value-type="string">
            <text:p>p_115</text:p>
          </table:table-cell>
          <table:table-cell office:value-type="string">
            <text:p>p_116</text:p>
          </table:table-cell>
          <table:table-cell office:value-type="string">
            <text:p>p_117</text:p>
          </table:table-cell>
          <table:table-cell office:value-type="string">
            <text:p>p_118</text:p>
          </table:table-cell>
          <table:table-cell office:value-type="string">
            <text:p>p_119</text:p>
          </table:table-cell>
        </table:table-row>
        <table:table-row>
          <table:table-cell office:value-type="string">
            <text:p>F_0</text:p>
          </table:table-cell>
          <table:table-cell table:style-name="Automorphism And Affine Automorphism 2" office:value-type="string">
            <text:p>Aut: 156360</text:p>
            <text:p>AAut: 11640</text:p>
          </table:table-cell>
          <table:table-cell table:style-name="Affine Automorphism 2" office:value-type="string">
            <text:p>Aut: 0</text:p>
            <text:p>AAut: 12900</text:p>
          </table:table-cell>
          <table:table-cell table:style-name="Affine Automorphism 2" office:value-type="string">
            <text:p>Aut: 0</text:p>
            <text:p>AAut: 12900</text:p>
          </table:table-cell>
          <table:table-cell table:style-name="Affine Automorphism 2" office:value-type="string">
            <text:p>Aut: 0</text:p>
            <text:p>AAut: 12894</text:p>
          </table:table-cell>
          <table:table-cell table:style-name="Affine Automorphism 2" office:value-type="string">
            <text:p>Aut: 0</text:p>
            <text:p>AAut: 12894</text:p>
          </table:table-cell>
          <table:table-cell table:style-name="Affine Automorphism 2" office:value-type="string">
            <text:p>Aut: 0</text:p>
            <text:p>AAut: 12900</text:p>
          </table:table-cell>
          <table:table-cell table:style-name="Affine Automorphism 2" office:value-type="string">
            <text:p>Aut: 0</text:p>
            <text:p>AAut: 12900</text:p>
          </table:table-cell>
          <table:table-cell table:style-name="Affine Automorphism 2" office:value-type="string">
            <text:p>Aut: 0</text:p>
            <text:p>AAut: 12664</text:p>
          </table:table-cell>
          <table:table-cell table:style-name="Affine Automorphism 2" office:value-type="string">
            <text:p>Aut: 0</text:p>
            <text:p>AAut: 12894</text:p>
          </table:table-cell>
          <table:table-cell table:style-name="Affine Automorphism 2" office:value-type="string">
            <text:p>Aut: 0</text:p>
            <text:p>AAut: 12744</text:p>
          </table:table-cell>
          <table:table-cell table:style-name="Affine Automorphism 2" office:value-type="string">
            <text:p>Aut: 0</text:p>
            <text:p>AAut: 12744</text:p>
          </table:table-cell>
          <table:table-cell table:style-name="Affine Automorphism 2" office:value-type="string">
            <text:p>Aut: 0</text:p>
            <text:p>AAut: 12894</text:p>
          </table:table-cell>
          <table:table-cell table:style-name="Affine Automorphism 2" office:value-type="string">
            <text:p>Aut: 0</text:p>
            <text:p>AAut: 12894</text:p>
          </table:table-cell>
          <table:table-cell table:style-name="Affine Automorphism 2" office:value-type="string">
            <text:p>Aut: 0</text:p>
            <text:p>AAut: 12744</text:p>
          </table:table-cell>
          <table:table-cell table:style-name="Affine Automorphism 2" office:value-type="string">
            <text:p>Aut: 0</text:p>
            <text:p>AAut: 12900</text:p>
          </table:table-cell>
          <table:table-cell table:style-name="Affine Automorphism 2" office:value-type="string">
            <text:p>Aut: 0</text:p>
            <text:p>AAut: 12894</text:p>
          </table:table-cell>
          <table:table-cell table:style-name="Affine Automorphism 2" office:value-type="string">
            <text:p>Aut: 0</text:p>
            <text:p>AAut: 12664</text:p>
          </table:table-cell>
          <table:table-cell table:style-name="Affine Automorphism 2" office:value-type="string">
            <text:p>Aut: 0</text:p>
            <text:p>AAut: 12744</text:p>
          </table:table-cell>
          <table:table-cell table:style-name="Affine Automorphism 2" office:value-type="string">
            <text:p>Aut: 0</text:p>
            <text:p>AAut: 12744</text:p>
          </table:table-cell>
          <table:table-cell table:style-name="Affine Automorphism 2" office:value-type="string">
            <text:p>Aut: 0</text:p>
            <text:p>AAut: 12894</text:p>
          </table:table-cell>
          <table:table-cell table:style-name="Affine Automorphism 2" office:value-type="string">
            <text:p>Aut: 0</text:p>
            <text:p>AAut: 12894</text:p>
          </table:table-cell>
          <table:table-cell table:style-name="Affine Automorphism 2" office:value-type="string">
            <text:p>Aut: 0</text:p>
            <text:p>AAut: 12900</text:p>
          </table:table-cell>
          <table:table-cell table:style-name="Affine Automorphism 2" office:value-type="string">
            <text:p>Aut: 0</text:p>
            <text:p>AAut: 12744</text:p>
          </table:table-cell>
          <table:table-cell table:style-name="Affine Automorphism 2" office:value-type="string">
            <text:p>Aut: 0</text:p>
            <text:p>AAut: 12664</text:p>
          </table:table-cell>
          <table:table-cell table:style-name="Affine Automorphism 2" office:value-type="string">
            <text:p>Aut: 0</text:p>
            <text:p>AAut: 12900</text:p>
          </table:table-cell>
          <table:table-cell table:style-name="Affine Automorphism 2" office:value-type="string">
            <text:p>Aut: 0</text:p>
            <text:p>AAut: 12664</text:p>
          </table:table-cell>
          <table:table-cell table:style-name="Affine Automorphism 2" office:value-type="string">
            <text:p>Aut: 0</text:p>
            <text:p>AAut: 12664</text:p>
          </table:table-cell>
          <table:table-cell table:style-name="Affine Automorphism 2" office:value-type="string">
            <text:p>Aut: 0</text:p>
            <text:p>AAut: 12798</text:p>
          </table:table-cell>
          <table:table-cell table:style-name="Affine Automorphism 2" office:value-type="string">
            <text:p>Aut: 0</text:p>
            <text:p>AAut: 12798</text:p>
          </table:table-cell>
          <table:table-cell table:style-name="Affine Automorphism 2" office:value-type="string">
            <text:p>Aut: 0</text:p>
            <text:p>AAut: 12664</text:p>
          </table:table-cell>
          <table:table-cell table:style-name="Affine Automorphism 2" office:value-type="string">
            <text:p>Aut: 0</text:p>
            <text:p>AAut: 12894</text:p>
          </table:table-cell>
          <table:table-cell table:style-name="Affine Automorphism 2" office:value-type="string">
            <text:p>Aut: 0</text:p>
            <text:p>AAut: 12798</text:p>
          </table:table-cell>
          <table:table-cell table:style-name="Affine Automorphism 2" office:value-type="string">
            <text:p>Aut: 0</text:p>
            <text:p>AAut: 12744</text:p>
          </table:table-cell>
          <table:table-cell table:style-name="Affine Automorphism 2" office:value-type="string">
            <text:p>Aut: 0</text:p>
            <text:p>AAut: 12730</text:p>
          </table:table-cell>
          <table:table-cell table:style-name="Affine Automorphism 2" office:value-type="string">
            <text:p>Aut: 0</text:p>
            <text:p>AAut: 12730</text:p>
          </table:table-cell>
          <table:table-cell table:style-name="Affine Automorphism 2" office:value-type="string">
            <text:p>Aut: 0</text:p>
            <text:p>AAut: 12744</text:p>
          </table:table-cell>
          <table:table-cell table:style-name="Affine Automorphism 2" office:value-type="string">
            <text:p>Aut: 0</text:p>
            <text:p>AAut: 12744</text:p>
          </table:table-cell>
          <table:table-cell table:style-name="Affine Automorphism 2" office:value-type="string">
            <text:p>Aut: 0</text:p>
            <text:p>AAut: 12730</text:p>
          </table:table-cell>
          <table:table-cell table:style-name="Affine Automorphism 2" office:value-type="string">
            <text:p>Aut: 0</text:p>
            <text:p>AAut: 12894</text:p>
          </table:table-cell>
          <table:table-cell table:style-name="Affine Automorphism 2" office:value-type="string">
            <text:p>Aut: 0</text:p>
            <text:p>AAut: 12744</text:p>
          </table:table-cell>
          <table:table-cell table:style-name="Affine Automorphism 2" office:value-type="string">
            <text:p>Aut: 0</text:p>
            <text:p>AAut: 12798</text:p>
          </table:table-cell>
          <table:table-cell table:style-name="Affine Automorphism 2" office:value-type="string">
            <text:p>Aut: 0</text:p>
            <text:p>AAut: 12730</text:p>
          </table:table-cell>
          <table:table-cell table:style-name="Affine Automorphism 2" office:value-type="string">
            <text:p>Aut: 0</text:p>
            <text:p>AAut: 12730</text:p>
          </table:table-cell>
          <table:table-cell table:style-name="Affine Automorphism 2" office:value-type="string">
            <text:p>Aut: 0</text:p>
            <text:p>AAut: 12744</text:p>
          </table:table-cell>
          <table:table-cell table:style-name="Affine Automorphism 2" office:value-type="string">
            <text:p>Aut: 0</text:p>
            <text:p>AAut: 12744</text:p>
          </table:table-cell>
          <table:table-cell table:style-name="Affine Automorphism 2" office:value-type="string">
            <text:p>Aut: 0</text:p>
            <text:p>AAut: 12894</text:p>
          </table:table-cell>
          <table:table-cell table:style-name="Affine Automorphism 2" office:value-type="string">
            <text:p>Aut: 0</text:p>
            <text:p>AAut: 12730</text:p>
          </table:table-cell>
          <table:table-cell table:style-name="Affine Automorphism 2" office:value-type="string">
            <text:p>Aut: 0</text:p>
            <text:p>AAut: 12798</text:p>
          </table:table-cell>
          <table:table-cell table:style-name="Affine Automorphism 2" office:value-type="string">
            <text:p>Aut: 0</text:p>
            <text:p>AAut: 12894</text:p>
          </table:table-cell>
          <table:table-cell table:style-name="Affine Automorphism 2" office:value-type="string">
            <text:p>Aut: 0</text:p>
            <text:p>AAut: 12798</text:p>
          </table:table-cell>
          <table:table-cell table:style-name="Affine Automorphism 2" office:value-type="string">
            <text:p>Aut: 0</text:p>
            <text:p>AAut: 12744</text:p>
          </table:table-cell>
          <table:table-cell table:style-name="Affine Automorphism 2" office:value-type="string">
            <text:p>Aut: 0</text:p>
            <text:p>AAut: 12730</text:p>
          </table:table-cell>
          <table:table-cell table:style-name="Affine Automorphism 2" office:value-type="string">
            <text:p>Aut: 0</text:p>
            <text:p>AAut: 12730</text:p>
          </table:table-cell>
          <table:table-cell table:style-name="Affine Automorphism 2" office:value-type="string">
            <text:p>Aut: 0</text:p>
            <text:p>AAut: 12744</text:p>
          </table:table-cell>
          <table:table-cell table:style-name="Affine Automorphism 2" office:value-type="string">
            <text:p>Aut: 0</text:p>
            <text:p>AAut: 12900</text:p>
          </table:table-cell>
          <table:table-cell table:style-name="Affine Automorphism 2" office:value-type="string">
            <text:p>Aut: 0</text:p>
            <text:p>AAut: 12664</text:p>
          </table:table-cell>
          <table:table-cell table:style-name="Affine Automorphism 2" office:value-type="string">
            <text:p>Aut: 0</text:p>
            <text:p>AAut: 12894</text:p>
          </table:table-cell>
          <table:table-cell table:style-name="Affine Automorphism 2" office:value-type="string">
            <text:p>Aut: 0</text:p>
            <text:p>AAut: 12744</text:p>
          </table:table-cell>
          <table:table-cell table:style-name="Affine Automorphism 2" office:value-type="string">
            <text:p>Aut: 0</text:p>
            <text:p>AAut: 12744</text:p>
          </table:table-cell>
          <table:table-cell table:style-name="Affine Automorphism 2" office:value-type="string">
            <text:p>Aut: 0</text:p>
            <text:p>AAut: 12894</text:p>
          </table:table-cell>
          <table:table-cell table:style-name="Affine Automorphism 2" office:value-type="string">
            <text:p>Aut: 0</text:p>
            <text:p>AAut: 12664</text:p>
          </table:table-cell>
          <table:table-cell table:style-name="Affine Automorphism 2" office:value-type="string">
            <text:p>Aut: 0</text:p>
            <text:p>AAut: 12798</text:p>
          </table:table-cell>
          <table:table-cell table:style-name="Affine Automorphism 2" office:value-type="string">
            <text:p>Aut: 0</text:p>
            <text:p>AAut: 12744</text:p>
          </table:table-cell>
          <table:table-cell table:style-name="Affine Automorphism 2" office:value-type="string">
            <text:p>Aut: 0</text:p>
            <text:p>AAut: 12730</text:p>
          </table:table-cell>
          <table:table-cell table:style-name="Affine Automorphism 2" office:value-type="string">
            <text:p>Aut: 0</text:p>
            <text:p>AAut: 12730</text:p>
          </table:table-cell>
          <table:table-cell table:style-name="Affine Automorphism 2" office:value-type="string">
            <text:p>Aut: 0</text:p>
            <text:p>AAut: 12798</text:p>
          </table:table-cell>
          <table:table-cell table:style-name="Affine Automorphism 2" office:value-type="string">
            <text:p>Aut: 0</text:p>
            <text:p>AAut: 12798</text:p>
          </table:table-cell>
          <table:table-cell table:style-name="Affine Automorphism 2" office:value-type="string">
            <text:p>Aut: 0</text:p>
            <text:p>AAut: 12664</text:p>
          </table:table-cell>
          <table:table-cell table:style-name="Affine Automorphism 2" office:value-type="string">
            <text:p>Aut: 0</text:p>
            <text:p>AAut: 12730</text:p>
          </table:table-cell>
          <table:table-cell table:style-name="Affine Automorphism 2" office:value-type="string">
            <text:p>Aut: 0</text:p>
            <text:p>AAut: 12744</text:p>
          </table:table-cell>
          <table:table-cell table:style-name="Affine Automorphism 2" office:value-type="string">
            <text:p>Aut: 0</text:p>
            <text:p>AAut: 12798</text:p>
          </table:table-cell>
          <table:table-cell table:style-name="Affine Automorphism 2" office:value-type="string">
            <text:p>Aut: 0</text:p>
            <text:p>AAut: 12730</text:p>
          </table:table-cell>
          <table:table-cell table:style-name="Affine Automorphism 2" office:value-type="string">
            <text:p>Aut: 0</text:p>
            <text:p>AAut: 12744</text:p>
          </table:table-cell>
          <table:table-cell table:style-name="Affine Automorphism 2" office:value-type="string">
            <text:p>Aut: 0</text:p>
            <text:p>AAut: 12730</text:p>
          </table:table-cell>
          <table:table-cell table:style-name="Affine Automorphism 2" office:value-type="string">
            <text:p>Aut: 0</text:p>
            <text:p>AAut: 12894</text:p>
          </table:table-cell>
          <table:table-cell table:style-name="Affine Automorphism 2" office:value-type="string">
            <text:p>Aut: 0</text:p>
            <text:p>AAut: 12744</text:p>
          </table:table-cell>
          <table:table-cell table:style-name="Affine Automorphism 2" office:value-type="string">
            <text:p>Aut: 0</text:p>
            <text:p>AAut: 12798</text:p>
          </table:table-cell>
          <table:table-cell table:style-name="Affine Automorphism 2" office:value-type="string">
            <text:p>Aut: 0</text:p>
            <text:p>AAut: 12730</text:p>
          </table:table-cell>
          <table:table-cell table:style-name="Affine Automorphism 2" office:value-type="string">
            <text:p>Aut: 0</text:p>
            <text:p>AAut: 12894</text:p>
          </table:table-cell>
          <table:table-cell table:style-name="Affine Automorphism 2" office:value-type="string">
            <text:p>Aut: 0</text:p>
            <text:p>AAut: 12744</text:p>
          </table:table-cell>
          <table:table-cell table:style-name="Affine Automorphism 2" office:value-type="string">
            <text:p>Aut: 0</text:p>
            <text:p>AAut: 12900</text:p>
          </table:table-cell>
          <table:table-cell table:style-name="Affine Automorphism 2" office:value-type="string">
            <text:p>Aut: 0</text:p>
            <text:p>AAut: 12894</text:p>
          </table:table-cell>
          <table:table-cell table:style-name="Affine Automorphism 2" office:value-type="string">
            <text:p>Aut: 0</text:p>
            <text:p>AAut: 12664</text:p>
          </table:table-cell>
          <table:table-cell table:style-name="Affine Automorphism 2" office:value-type="string">
            <text:p>Aut: 0</text:p>
            <text:p>AAut: 12744</text:p>
          </table:table-cell>
          <table:table-cell table:style-name="Affine Automorphism 2" office:value-type="string">
            <text:p>Aut: 0</text:p>
            <text:p>AAut: 12744</text:p>
          </table:table-cell>
          <table:table-cell table:style-name="Affine Automorphism 2" office:value-type="string">
            <text:p>Aut: 0</text:p>
            <text:p>AAut: 12730</text:p>
          </table:table-cell>
          <table:table-cell table:style-name="Affine Automorphism 2" office:value-type="string">
            <text:p>Aut: 0</text:p>
            <text:p>AAut: 12664</text:p>
          </table:table-cell>
          <table:table-cell table:style-name="Affine Automorphism 2" office:value-type="string">
            <text:p>Aut: 0</text:p>
            <text:p>AAut: 12798</text:p>
          </table:table-cell>
          <table:table-cell table:style-name="Affine Automorphism 2" office:value-type="string">
            <text:p>Aut: 0</text:p>
            <text:p>AAut: 12798</text:p>
          </table:table-cell>
          <table:table-cell table:style-name="Affine Automorphism 2" office:value-type="string">
            <text:p>Aut: 0</text:p>
            <text:p>AAut: 12730</text:p>
          </table:table-cell>
          <table:table-cell table:style-name="Affine Automorphism 2" office:value-type="string">
            <text:p>Aut: 0</text:p>
            <text:p>AAut: 12730</text:p>
          </table:table-cell>
          <table:table-cell table:style-name="Affine Automorphism 2" office:value-type="string">
            <text:p>Aut: 0</text:p>
            <text:p>AAut: 12798</text:p>
          </table:table-cell>
          <table:table-cell table:style-name="Affine Automorphism 2" office:value-type="string">
            <text:p>Aut: 0</text:p>
            <text:p>AAut: 12798</text:p>
          </table:table-cell>
          <table:table-cell table:style-name="Affine Automorphism 2" office:value-type="string">
            <text:p>Aut: 0</text:p>
            <text:p>AAut: 12730</text:p>
          </table:table-cell>
          <table:table-cell table:style-name="Affine Automorphism 2" office:value-type="string">
            <text:p>Aut: 0</text:p>
            <text:p>AAut: 12664</text:p>
          </table:table-cell>
          <table:table-cell table:style-name="Affine Automorphism 2" office:value-type="string">
            <text:p>Aut: 0</text:p>
            <text:p>AAut: 12744</text:p>
          </table:table-cell>
          <table:table-cell table:style-name="Affine Automorphism 2" office:value-type="string">
            <text:p>Aut: 0</text:p>
            <text:p>AAut: 12730</text:p>
          </table:table-cell>
          <table:table-cell table:style-name="Affine Automorphism 2" office:value-type="string">
            <text:p>Aut: 0</text:p>
            <text:p>AAut: 12744</text:p>
          </table:table-cell>
          <table:table-cell table:style-name="Affine Automorphism 2" office:value-type="string">
            <text:p>Aut: 0</text:p>
            <text:p>AAut: 12744</text:p>
          </table:table-cell>
          <table:table-cell table:style-name="Affine Automorphism 2" office:value-type="string">
            <text:p>Aut: 0</text:p>
            <text:p>AAut: 12894</text:p>
          </table:table-cell>
          <table:table-cell table:style-name="Affine Automorphism 2" office:value-type="string">
            <text:p>Aut: 0</text:p>
            <text:p>AAut: 12730</text:p>
          </table:table-cell>
          <table:table-cell table:style-name="Affine Automorphism 2" office:value-type="string">
            <text:p>Aut: 0</text:p>
            <text:p>AAut: 12798</text:p>
          </table:table-cell>
          <table:table-cell table:style-name="Affine Automorphism 2" office:value-type="string">
            <text:p>Aut: 0</text:p>
            <text:p>AAut: 12744</text:p>
          </table:table-cell>
          <table:table-cell table:style-name="Affine Automorphism 2" office:value-type="string">
            <text:p>Aut: 0</text:p>
            <text:p>AAut: 12894</text:p>
          </table:table-cell>
          <table:table-cell table:style-name="Affine Automorphism 2" office:value-type="string">
            <text:p>Aut: 0</text:p>
            <text:p>AAut: 12894</text:p>
          </table:table-cell>
          <table:table-cell table:style-name="Affine Automorphism 2" office:value-type="string">
            <text:p>Aut: 0</text:p>
            <text:p>AAut: 12900</text:p>
          </table:table-cell>
          <table:table-cell table:style-name="Affine Automorphism 2" office:value-type="string">
            <text:p>Aut: 0</text:p>
            <text:p>AAut: 12744</text:p>
          </table:table-cell>
          <table:table-cell table:style-name="Affine Automorphism 2" office:value-type="string">
            <text:p>Aut: 0</text:p>
            <text:p>AAut: 12664</text:p>
          </table:table-cell>
          <table:table-cell table:style-name="Affine Automorphism 2" office:value-type="string">
            <text:p>Aut: 0</text:p>
            <text:p>AAut: 12730</text:p>
          </table:table-cell>
          <table:table-cell table:style-name="Affine Automorphism 2" office:value-type="string">
            <text:p>Aut: 0</text:p>
            <text:p>AAut: 12744</text:p>
          </table:table-cell>
          <table:table-cell table:style-name="Affine Automorphism 2" office:value-type="string">
            <text:p>Aut: 0</text:p>
            <text:p>AAut: 12798</text:p>
          </table:table-cell>
          <table:table-cell table:style-name="Affine Automorphism 2" office:value-type="string">
            <text:p>Aut: 0</text:p>
            <text:p>AAut: 12664</text:p>
          </table:table-cell>
          <table:table-cell table:style-name="Affine Automorphism 2" office:value-type="string">
            <text:p>Aut: 0</text:p>
            <text:p>AAut: 12730</text:p>
          </table:table-cell>
          <table:table-cell table:style-name="Affine Automorphism 2" office:value-type="string">
            <text:p>Aut: 0</text:p>
            <text:p>AAut: 12798</text:p>
          </table:table-cell>
          <table:table-cell table:style-name="Affine Automorphism 2" office:value-type="string">
            <text:p>Aut: 0</text:p>
            <text:p>AAut: 12798</text:p>
          </table:table-cell>
          <table:table-cell table:style-name="Affine Automorphism 2" office:value-type="string">
            <text:p>Aut: 0</text:p>
            <text:p>AAut: 12730</text:p>
          </table:table-cell>
          <table:table-cell table:style-name="Affine Automorphism 2" office:value-type="string">
            <text:p>Aut: 0</text:p>
            <text:p>AAut: 12730</text:p>
          </table:table-cell>
          <table:table-cell table:style-name="Affine Automorphism 2" office:value-type="string">
            <text:p>Aut: 0</text:p>
            <text:p>AAut: 12798</text:p>
          </table:table-cell>
          <table:table-cell table:style-name="Affine Automorphism 2" office:value-type="string">
            <text:p>Aut: 0</text:p>
            <text:p>AAut: 12744</text:p>
          </table:table-cell>
          <table:table-cell table:style-name="Affine Automorphism 2" office:value-type="string">
            <text:p>Aut: 0</text:p>
            <text:p>AAut: 12664</text:p>
          </table:table-cell>
        </table:table-row>
        <table:table-row>
          <table:table-cell office:value-type="string">
            <text:p>F_1</text:p>
          </table:table-cell>
          <table:table-cell table:style-name="Automorphism And Affine Automorphism 2" office:value-type="string">
            <text:p>Aut: 14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140</text:p>
            <text:p>AAut: 140</text:p>
          </table:table-cell>
          <table:table-cell table:style-name="Automorphism And Affine Automorphism 2" office:value-type="string">
            <text:p>Aut: 14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0</text:p>
          </table:table-cell>
          <table:table-cell table:style-name="Affine Automorphism 2" office:value-type="string">
            <text:p>Aut: 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</table:table-row>
        <table:table-row>
          <table:table-cell office:value-type="string">
            <text:p>F_2</text:p>
          </table:table-cell>
          <table:table-cell table:style-name="Automorphism And Affine Automorphism 2" office:value-type="string">
            <text:p>Aut: 192</text:p>
            <text:p>AAut: 64</text:p>
          </table:table-cell>
          <table:table-cell table:style-name="Affine Automorphism 2" office:value-type="string">
            <text:p>Aut: 0</text:p>
            <text:p>AAut: 11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12</text:p>
          </table:table-cell>
          <table:table-cell table:style-name="Automorphism And Affine Automorphism 2" office:value-type="string">
            <text:p>Aut: 192</text:p>
            <text:p>AAut: 6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</table:table-row>
        <table:table-row>
          <table:table-cell office:value-type="string">
            <text:p>F_3</text:p>
          </table:table-cell>
          <table:table-cell table:style-name="Automorphism And Affine Automorphism 2" office:value-type="string">
            <text:p>Aut: 14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14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14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4</text:p>
          </table:table-cell>
          <table:table-cell table:style-name="Automorphism And Affine Automorphism 2" office:value-type="string">
            <text:p>Aut: 192</text:p>
            <text:p>AAut: 6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1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12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192</text:p>
            <text:p>AAut: 6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5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6</text:p>
          </table:table-cell>
          <table:table-cell table:style-name="Automorphism And Affine Automorphism 2" office:value-type="string">
            <text:p>Aut: 14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14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14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</table:table-row>
        <table:table-row>
          <table:table-cell office:value-type="string">
            <text:p>F_7</text:p>
          </table:table-cell>
          <table:table-cell table:style-name="Automorphism And Affine Automorphism 2" office:value-type="string">
            <text:p>Aut: 14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14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14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8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</table:table-row>
        <table:table-row>
          <table:table-cell office:value-type="string">
            <text:p>F_9</text:p>
          </table:table-cell>
          <table:table-cell table:style-name="Automorphism And Affine Automorphism 2" office:value-type="string">
            <text:p>Aut: 192</text:p>
            <text:p>AAut: 6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1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12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192</text:p>
            <text:p>AAut: 6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8</text:p>
          </table:table-cell>
        </table:table-row>
        <table:table-row>
          <table:table-cell office:value-type="string">
            <text:p>F_1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</table:table-row>
        <table:table-row>
          <table:table-cell office:value-type="string">
            <text:p>F_11</text:p>
          </table:table-cell>
          <table:table-cell table:style-name="Automorphism And Affine Automorphism 2" office:value-type="string">
            <text:p>Aut: 3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12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13</text:p>
          </table:table-cell>
          <table:table-cell table:style-name="Automorphism And Affine Automorphism 2" office:value-type="string">
            <text:p>Aut: 192</text:p>
            <text:p>AAut: 64</text:p>
          </table:table-cell>
          <table:table-cell table:style-name="Affine Automorphism 2" office:value-type="string">
            <text:p>Aut: 0</text:p>
            <text:p>AAut: 11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112</text:p>
          </table:table-cell>
          <table:table-cell table:style-name="Automorphism And Affine Automorphism 2" office:value-type="string">
            <text:p>Aut: 192</text:p>
            <text:p>AAut: 6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table:style-name="Affine Automorphism 2" office:value-type="string">
            <text:p>Aut: 0</text:p>
            <text:p>AAut: 88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table:style-name="Affine Automorphism 2" office:value-type="string">
            <text:p>Aut: 0</text:p>
            <text:p>AAut: 88</text:p>
          </table:table-cell>
        </table:table-row>
        <table:table-row>
          <table:table-cell office:value-type="string">
            <text:p>F_14</text:p>
          </table:table-cell>
          <table:table-cell table:style-name="Automorphism And Affine Automorphism 2" office:value-type="string">
            <text:p>Aut: 192</text:p>
            <text:p>AAut: 6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1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12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192</text:p>
            <text:p>AAut: 6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</table:table-row>
        <table:table-row>
          <table:table-cell office:value-type="string">
            <text:p>F_15</text:p>
          </table:table-cell>
          <table:table-cell table:style-name="Automorphism And Affine Automorphism 2" office:value-type="string">
            <text:p>Aut: 192</text:p>
            <text:p>AAut: 6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1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11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192</text:p>
            <text:p>AAut: 6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</table:table-row>
        <table:table-row>
          <table:table-cell office:value-type="string">
            <text:p>F_16</text:p>
          </table:table-cell>
          <table:table-cell table:style-name="Automorphism And Affine Automorphism 2" office:value-type="string">
            <text:p>Aut: 140</text:p>
            <text:p>AAut: 140</text:p>
          </table:table-cell>
          <table:table-cell table:style-name="Affine Automorphism 2" office:value-type="string">
            <text:p>Aut: 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140</text:p>
            <text:p>AAut: 140</text:p>
          </table:table-cell>
          <table:table-cell table:style-name="Affine Automorphism 2" office:value-type="string">
            <text:p>Aut: 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utomorphism And Affine Automorphism 2" office:value-type="string">
            <text:p>Aut: 140</text:p>
            <text:p>AAut: 140</text:p>
          </table:table-cell>
          <table:table-cell table:style-name="Affine Automorphism 2" office:value-type="string">
            <text:p>Aut: 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</table:table-row>
        <table:table-row>
          <table:table-cell office:value-type="string">
            <text:p>F_17</text:p>
          </table:table-cell>
          <table:table-cell table:style-name="Automorphism And Affine Automorphism 2" office:value-type="string">
            <text:p>Aut: 192</text:p>
            <text:p>AAut: 64</text:p>
          </table:table-cell>
          <table:table-cell table:style-name="Affine Automorphism 2" office:value-type="string">
            <text:p>Aut: 0</text:p>
            <text:p>AAut: 11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112</text:p>
          </table:table-cell>
          <table:table-cell table:style-name="Automorphism And Affine Automorphism 2" office:value-type="string">
            <text:p>Aut: 192</text:p>
            <text:p>AAut: 6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table:style-name="Affine Automorphism 2" office:value-type="string">
            <text:p>Aut: 0</text:p>
            <text:p>AAut: 88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table:style-name="Affine Automorphism 2" office:value-type="string">
            <text:p>Aut: 0</text:p>
            <text:p>AAut: 88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</table:table-row>
        <table:table-row>
          <table:table-cell office:value-type="string">
            <text:p>F_18</text:p>
          </table:table-cell>
          <table:table-cell table:style-name="Automorphism And Affine Automorphism 2" office:value-type="string">
            <text:p>Aut: 192</text:p>
            <text:p>AAut: 6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11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11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192</text:p>
            <text:p>AAut: 6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19</text:p>
          </table:table-cell>
          <table:table-cell table:style-name="Automorphism And Affine Automorphism 2" office:value-type="string">
            <text:p>Aut: 192</text:p>
            <text:p>AAut: 6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12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1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192</text:p>
            <text:p>AAut: 64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8</text:p>
          </table:table-cell>
        </table:table-row>
        <table:table-row>
          <table:table-cell office:value-type="string">
            <text:p>F_2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21</text:p>
          </table:table-cell>
          <table:table-cell table:style-name="Automorphism And Affine Automorphism 2" office:value-type="string">
            <text:p>Aut: 14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140</text:p>
            <text:p>AAut: 14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140</text:p>
            <text:p>AAut: 14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22</text:p>
          </table:table-cell>
          <table:table-cell table:style-name="Automorphism And Affine Automorphism 2" office:value-type="string">
            <text:p>Aut: 14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14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14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</table:table-row>
        <table:table-row>
          <table:table-cell office:value-type="string">
            <text:p>F_23</text:p>
          </table:table-cell>
          <table:table-cell table:style-name="Automorphism And Affine Automorphism 2" office:value-type="string">
            <text:p>Aut: 192</text:p>
            <text:p>AAut: 6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1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12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192</text:p>
            <text:p>AAut: 6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8</text:p>
          </table:table-cell>
        </table:table-row>
        <table:table-row>
          <table:table-cell office:value-type="string">
            <text:p>F_24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</table:table-row>
        <table:table-row>
          <table:table-cell office:value-type="string">
            <text:p>F_25</text:p>
          </table:table-cell>
          <table:table-cell table:style-name="Automorphism And Affine Automorphism 2" office:value-type="string">
            <text:p>Aut: 192</text:p>
            <text:p>AAut: 6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1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11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utomorphism And Affine Automorphism 2" office:value-type="string">
            <text:p>Aut: 192</text:p>
            <text:p>AAut: 6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8</text:p>
          </table:table-cell>
        </table:table-row>
        <table:table-row>
          <table:table-cell office:value-type="string">
            <text:p>F_26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</table:table-row>
        <table:table-row>
          <table:table-cell office:value-type="string">
            <text:p>F_27</text:p>
          </table:table-cell>
          <table:table-cell table:style-name="Automorphism And Affine Automorphism 2" office:value-type="string">
            <text:p>Aut: 3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28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29</text:p>
          </table:table-cell>
          <table:table-cell table:style-name="Automorphism And Affine Automorphism 2" office:value-type="string">
            <text:p>Aut: 192</text:p>
            <text:p>AAut: 6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12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11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utomorphism And Affine Automorphism 2" office:value-type="string">
            <text:p>Aut: 192</text:p>
            <text:p>AAut: 6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</table:table-row>
        <table:table-row>
          <table:table-cell office:value-type="string">
            <text:p>F_30</text:p>
          </table:table-cell>
          <table:table-cell table:style-name="Automorphism 2" office:value-type="string">
            <text:p>Aut: 12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2" office:value-type="string">
            <text:p>Aut: 12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2" office:value-type="string">
            <text:p>Aut: 12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2" office:value-type="string">
            <text:p>Aut: 12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2" office:value-type="string">
            <text:p>Aut: 12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</table:table-row>
        <table:table-row>
          <table:table-cell office:value-type="string">
            <text:p>F_31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</table:table-row>
        <table:table-row>
          <table:table-cell office:value-type="string">
            <text:p>F_32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33</text:p>
          </table:table-cell>
          <table:table-cell table:style-name="Automorphism And Affine Automorphism 2" office:value-type="string">
            <text:p>Aut: 140</text:p>
            <text:p>AAut: 14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140</text:p>
            <text:p>AAut: 14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140</text:p>
            <text:p>AAut: 14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34</text:p>
          </table:table-cell>
          <table:table-cell table:style-name="Automorphism 2" office:value-type="string">
            <text:p>Aut: 12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2" office:value-type="string">
            <text:p>Aut: 12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2" office:value-type="string">
            <text:p>Aut: 12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2" office:value-type="string">
            <text:p>Aut: 12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2" office:value-type="string">
            <text:p>Aut: 12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35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</table:table-row>
        <table:table-row>
          <table:table-cell office:value-type="string">
            <text:p>F_36</text:p>
          </table:table-cell>
          <table:table-cell table:style-name="Automorphism And Affine Automorphism 2" office:value-type="string">
            <text:p>Aut: 14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14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14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37</text:p>
          </table:table-cell>
          <table:table-cell table:style-name="Automorphism And Affine Automorphism 2" office:value-type="string">
            <text:p>Aut: 14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14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72</text:p>
          </table:table-cell>
          <table:table-cell table:style-name="Affine Automorphism 2" office:value-type="string">
            <text:p>Aut: 0</text:p>
            <text:p>AAut: 6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14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8</text:p>
          </table:table-cell>
          <table:table-cell table:style-name="Affine Automorphism 2" office:value-type="string">
            <text:p>Aut: 0</text:p>
            <text:p>AAut: 7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38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</table:table-row>
        <table:table-row>
          <table:table-cell office:value-type="string">
            <text:p>F_39</text:p>
          </table:table-cell>
          <table:table-cell table:style-name="Automorphism And Affine Automorphism 2" office:value-type="string">
            <text:p>Aut: 192</text:p>
            <text:p>AAut: 6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1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12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192</text:p>
            <text:p>AAut: 64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4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41</text:p>
          </table:table-cell>
          <table:table-cell table:style-name="Automorphism And Affine Automorphism 2" office:value-type="string">
            <text:p>Aut: 3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0</text:p>
            <text:p>AAut: 3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0</text:p>
            <text:p>AAut: 3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42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43</text:p>
          </table:table-cell>
          <table:table-cell table:style-name="Automorphism 2" office:value-type="string">
            <text:p>Aut: 12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table:style-name="Affine Automorphism 2" office:value-type="string">
            <text:p>Aut: 0</text:p>
            <text:p>AAut: 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2" office:value-type="string">
            <text:p>Aut: 12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2" office:value-type="string">
            <text:p>Aut: 12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2" office:value-type="string">
            <text:p>Aut: 12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table:style-name="Automorphism 2" office:value-type="string">
            <text:p>Aut: 12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44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</table:table-row>
        <table:table-row>
          <table:table-cell office:value-type="string">
            <text:p>F_45</text:p>
          </table:table-cell>
          <table:table-cell table:style-name="Automorphism And Affine Automorphism 2" office:value-type="string">
            <text:p>Aut: 192</text:p>
            <text:p>AAut: 6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1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12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192</text:p>
            <text:p>AAut: 64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46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47</text:p>
          </table:table-cell>
          <table:table-cell table:style-name="Automorphism And Affine Automorphism 2" office:value-type="string">
            <text:p>Aut: 3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0</text:p>
            <text:p>AAut: 3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48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49</text:p>
          </table:table-cell>
          <table:table-cell table:style-name="Automorphism 2" office:value-type="string">
            <text:p>Aut: 12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</text:p>
          </table:table-cell>
          <table:table-cell office:value-type="string">
            <text:p>Aut: 0</text:p>
            <text:p>AAut: 0</text:p>
          </table:table-cell>
          <table:table-cell table:style-name="Automorphism 2" office:value-type="string">
            <text:p>Aut: 12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2" office:value-type="string">
            <text:p>Aut: 12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2" office:value-type="string">
            <text:p>Aut: 12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2" office:value-type="string">
            <text:p>Aut: 12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</table:table-row>
        <table:table-row>
          <table:table-cell office:value-type="string">
            <text:p>F_50</text:p>
          </table:table-cell>
          <table:table-cell table:style-name="Automorphism 2" office:value-type="string">
            <text:p>Aut: 12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2" office:value-type="string">
            <text:p>Aut: 12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2" office:value-type="string">
            <text:p>Aut: 12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2" office:value-type="string">
            <text:p>Aut: 12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table:style-name="Affine Automorphism 2" office:value-type="string">
            <text:p>Aut: 0</text:p>
            <text:p>AAut: 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2" office:value-type="string">
            <text:p>Aut: 12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51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52</text:p>
          </table:table-cell>
          <table:table-cell table:style-name="Automorphism 2" office:value-type="string">
            <text:p>Aut: 12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2" office:value-type="string">
            <text:p>Aut: 12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2" office:value-type="string">
            <text:p>Aut: 12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2" office:value-type="string">
            <text:p>Aut: 12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2" office:value-type="string">
            <text:p>Aut: 12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53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54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55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56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57</text:p>
          </table:table-cell>
          <table:table-cell table:style-name="Automorphism And Affine Automorphism 2" office:value-type="string">
            <text:p>Aut: 192</text:p>
            <text:p>AAut: 6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11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8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8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44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12</text:p>
          </table:table-cell>
          <table:table-cell table:style-name="Affine Automorphism 2" office:value-type="string">
            <text:p>Aut: 0</text:p>
            <text:p>AAut: 3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32</text:p>
          </table:table-cell>
          <table:table-cell table:style-name="Affine Automorphism 2" office:value-type="string">
            <text:p>Aut: 0</text:p>
            <text:p>AAut: 4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4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0</text:p>
          </table:table-cell>
          <table:table-cell table:style-name="Affine Automorphism 2" office:value-type="string">
            <text:p>Aut: 0</text:p>
            <text:p>AAut: 6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192</text:p>
            <text:p>AAut: 64</text:p>
          </table:table-cell>
        </table:table-row>
        <table:table-row>
          <table:table-cell office:value-type="string">
            <text:p>F_58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6</text:p>
            <text:p>AAut: 26</text:p>
          </table:table-cell>
        </table:table-row>
        <table:table-row>
          <table:table-cell office:value-type="string">
            <text:p>F_59</text:p>
          </table:table-cell>
          <table:table-cell table:style-name="Automorphism And Affine Automorphism 2" office:value-type="string">
            <text:p>Aut: 3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30</text:p>
          </table:table-cell>
          <table:table-cell table:style-name="Affine Automorphism 2" office:value-type="string">
            <text:p>Aut: 0</text:p>
            <text:p>AAut: 3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0</text:p>
            <text:p>AAut: 30</text:p>
          </table:table-cell>
        </table:table-row>
        <table:table-row>
          <table:table-cell office:value-type="string">
            <text:p>F_6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</table:table-row>
        <table:table-row>
          <table:table-cell office:value-type="string">
            <text:p>F_61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</table:table-row>
        <table:table-row>
          <table:table-cell office:value-type="string">
            <text:p>F_62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3</text:p>
            <text:p>AAut: 3</text:p>
          </table:table-cell>
        </table:table-row>
        <table:table-row>
          <table:table-cell office:value-type="string">
            <text:p>Sum W/o 0</text:p>
          </table:table-cell>
          <table:table-cell table:style-name="Automorphism And Affine Automorphism 2" office:value-type="string">
            <text:p>Aut: 4920</text:p>
            <text:p>AAut: 2928</text:p>
          </table:table-cell>
          <table:table-cell table:style-name="Affine Automorphism 2" office:value-type="string">
            <text:p>Aut: 0</text:p>
            <text:p>AAut: 480</text:p>
          </table:table-cell>
          <table:table-cell table:style-name="Affine Automorphism 2" office:value-type="string">
            <text:p>Aut: 0</text:p>
            <text:p>AAut: 480</text:p>
          </table:table-cell>
          <table:table-cell table:style-name="Automorphism And Affine Automorphism 2" office:value-type="string">
            <text:p>Aut: 144</text:p>
            <text:p>AAut: 504</text:p>
          </table:table-cell>
          <table:table-cell table:style-name="Automorphism And Affine Automorphism 2" office:value-type="string">
            <text:p>Aut: 144</text:p>
            <text:p>AAut: 504</text:p>
          </table:table-cell>
          <table:table-cell table:style-name="Affine Automorphism 2" office:value-type="string">
            <text:p>Aut: 0</text:p>
            <text:p>AAut: 480</text:p>
          </table:table-cell>
          <table:table-cell table:style-name="Affine Automorphism 2" office:value-type="string">
            <text:p>Aut: 0</text:p>
            <text:p>AAut: 480</text:p>
          </table:table-cell>
          <table:table-cell table:style-name="Automorphism And Affine Automorphism 2" office:value-type="string">
            <text:p>Aut: 256</text:p>
            <text:p>AAut: 1096</text:p>
          </table:table-cell>
          <table:table-cell table:style-name="Automorphism And Affine Automorphism 2" office:value-type="string">
            <text:p>Aut: 144</text:p>
            <text:p>AAut: 504</text:p>
          </table:table-cell>
          <table:table-cell table:style-name="Automorphism And Affine Automorphism 2" office:value-type="string">
            <text:p>Aut: 32</text:p>
            <text:p>AAut: 932</text:p>
          </table:table-cell>
          <table:table-cell table:style-name="Automorphism And Affine Automorphism 2" office:value-type="string">
            <text:p>Aut: 32</text:p>
            <text:p>AAut: 932</text:p>
          </table:table-cell>
          <table:table-cell table:style-name="Automorphism And Affine Automorphism 2" office:value-type="string">
            <text:p>Aut: 144</text:p>
            <text:p>AAut: 504</text:p>
          </table:table-cell>
          <table:table-cell table:style-name="Automorphism And Affine Automorphism 2" office:value-type="string">
            <text:p>Aut: 144</text:p>
            <text:p>AAut: 504</text:p>
          </table:table-cell>
          <table:table-cell table:style-name="Automorphism And Affine Automorphism 2" office:value-type="string">
            <text:p>Aut: 32</text:p>
            <text:p>AAut: 932</text:p>
          </table:table-cell>
          <table:table-cell table:style-name="Affine Automorphism 2" office:value-type="string">
            <text:p>Aut: 0</text:p>
            <text:p>AAut: 480</text:p>
          </table:table-cell>
          <table:table-cell table:style-name="Automorphism And Affine Automorphism 2" office:value-type="string">
            <text:p>Aut: 144</text:p>
            <text:p>AAut: 504</text:p>
          </table:table-cell>
          <table:table-cell table:style-name="Automorphism And Affine Automorphism 2" office:value-type="string">
            <text:p>Aut: 256</text:p>
            <text:p>AAut: 1096</text:p>
          </table:table-cell>
          <table:table-cell table:style-name="Automorphism And Affine Automorphism 2" office:value-type="string">
            <text:p>Aut: 32</text:p>
            <text:p>AAut: 932</text:p>
          </table:table-cell>
          <table:table-cell table:style-name="Automorphism And Affine Automorphism 2" office:value-type="string">
            <text:p>Aut: 32</text:p>
            <text:p>AAut: 932</text:p>
          </table:table-cell>
          <table:table-cell table:style-name="Automorphism And Affine Automorphism 2" office:value-type="string">
            <text:p>Aut: 144</text:p>
            <text:p>AAut: 504</text:p>
          </table:table-cell>
          <table:table-cell table:style-name="Automorphism And Affine Automorphism 2" office:value-type="string">
            <text:p>Aut: 144</text:p>
            <text:p>AAut: 504</text:p>
          </table:table-cell>
          <table:table-cell table:style-name="Affine Automorphism 2" office:value-type="string">
            <text:p>Aut: 0</text:p>
            <text:p>AAut: 480</text:p>
          </table:table-cell>
          <table:table-cell table:style-name="Automorphism And Affine Automorphism 2" office:value-type="string">
            <text:p>Aut: 32</text:p>
            <text:p>AAut: 932</text:p>
          </table:table-cell>
          <table:table-cell table:style-name="Automorphism And Affine Automorphism 2" office:value-type="string">
            <text:p>Aut: 256</text:p>
            <text:p>AAut: 1096</text:p>
          </table:table-cell>
          <table:table-cell table:style-name="Affine Automorphism 2" office:value-type="string">
            <text:p>Aut: 0</text:p>
            <text:p>AAut: 480</text:p>
          </table:table-cell>
          <table:table-cell table:style-name="Automorphism And Affine Automorphism 2" office:value-type="string">
            <text:p>Aut: 256</text:p>
            <text:p>AAut: 1096</text:p>
          </table:table-cell>
          <table:table-cell table:style-name="Automorphism And Affine Automorphism 2" office:value-type="string">
            <text:p>Aut: 256</text:p>
            <text:p>AAut: 1096</text:p>
          </table:table-cell>
          <table:table-cell table:style-name="Affine Automorphism 2" office:value-type="string">
            <text:p>Aut: 0</text:p>
            <text:p>AAut: 882</text:p>
          </table:table-cell>
          <table:table-cell table:style-name="Affine Automorphism 2" office:value-type="string">
            <text:p>Aut: 0</text:p>
            <text:p>AAut: 882</text:p>
          </table:table-cell>
          <table:table-cell table:style-name="Automorphism And Affine Automorphism 2" office:value-type="string">
            <text:p>Aut: 256</text:p>
            <text:p>AAut: 1096</text:p>
          </table:table-cell>
          <table:table-cell table:style-name="Automorphism And Affine Automorphism 2" office:value-type="string">
            <text:p>Aut: 144</text:p>
            <text:p>AAut: 504</text:p>
          </table:table-cell>
          <table:table-cell table:style-name="Affine Automorphism 2" office:value-type="string">
            <text:p>Aut: 0</text:p>
            <text:p>AAut: 882</text:p>
          </table:table-cell>
          <table:table-cell table:style-name="Automorphism And Affine Automorphism 2" office:value-type="string">
            <text:p>Aut: 32</text:p>
            <text:p>AAut: 932</text:p>
          </table:table-cell>
          <table:table-cell table:style-name="Automorphism And Affine Automorphism 2" office:value-type="string">
            <text:p>Aut: 15</text:p>
            <text:p>AAut: 968</text:p>
          </table:table-cell>
          <table:table-cell table:style-name="Automorphism And Affine Automorphism 2" office:value-type="string">
            <text:p>Aut: 15</text:p>
            <text:p>AAut: 968</text:p>
          </table:table-cell>
          <table:table-cell table:style-name="Automorphism And Affine Automorphism 2" office:value-type="string">
            <text:p>Aut: 32</text:p>
            <text:p>AAut: 932</text:p>
          </table:table-cell>
          <table:table-cell table:style-name="Automorphism And Affine Automorphism 2" office:value-type="string">
            <text:p>Aut: 32</text:p>
            <text:p>AAut: 932</text:p>
          </table:table-cell>
          <table:table-cell table:style-name="Automorphism And Affine Automorphism 2" office:value-type="string">
            <text:p>Aut: 15</text:p>
            <text:p>AAut: 968</text:p>
          </table:table-cell>
          <table:table-cell table:style-name="Automorphism And Affine Automorphism 2" office:value-type="string">
            <text:p>Aut: 144</text:p>
            <text:p>AAut: 504</text:p>
          </table:table-cell>
          <table:table-cell table:style-name="Automorphism And Affine Automorphism 2" office:value-type="string">
            <text:p>Aut: 32</text:p>
            <text:p>AAut: 932</text:p>
          </table:table-cell>
          <table:table-cell table:style-name="Affine Automorphism 2" office:value-type="string">
            <text:p>Aut: 0</text:p>
            <text:p>AAut: 882</text:p>
          </table:table-cell>
          <table:table-cell table:style-name="Automorphism And Affine Automorphism 2" office:value-type="string">
            <text:p>Aut: 15</text:p>
            <text:p>AAut: 968</text:p>
          </table:table-cell>
          <table:table-cell table:style-name="Automorphism And Affine Automorphism 2" office:value-type="string">
            <text:p>Aut: 15</text:p>
            <text:p>AAut: 968</text:p>
          </table:table-cell>
          <table:table-cell table:style-name="Automorphism And Affine Automorphism 2" office:value-type="string">
            <text:p>Aut: 32</text:p>
            <text:p>AAut: 932</text:p>
          </table:table-cell>
          <table:table-cell table:style-name="Automorphism And Affine Automorphism 2" office:value-type="string">
            <text:p>Aut: 32</text:p>
            <text:p>AAut: 932</text:p>
          </table:table-cell>
          <table:table-cell table:style-name="Automorphism And Affine Automorphism 2" office:value-type="string">
            <text:p>Aut: 144</text:p>
            <text:p>AAut: 504</text:p>
          </table:table-cell>
          <table:table-cell table:style-name="Automorphism And Affine Automorphism 2" office:value-type="string">
            <text:p>Aut: 15</text:p>
            <text:p>AAut: 968</text:p>
          </table:table-cell>
          <table:table-cell table:style-name="Affine Automorphism 2" office:value-type="string">
            <text:p>Aut: 0</text:p>
            <text:p>AAut: 882</text:p>
          </table:table-cell>
          <table:table-cell table:style-name="Automorphism And Affine Automorphism 2" office:value-type="string">
            <text:p>Aut: 144</text:p>
            <text:p>AAut: 504</text:p>
          </table:table-cell>
          <table:table-cell table:style-name="Affine Automorphism 2" office:value-type="string">
            <text:p>Aut: 0</text:p>
            <text:p>AAut: 882</text:p>
          </table:table-cell>
          <table:table-cell table:style-name="Automorphism And Affine Automorphism 2" office:value-type="string">
            <text:p>Aut: 32</text:p>
            <text:p>AAut: 932</text:p>
          </table:table-cell>
          <table:table-cell table:style-name="Automorphism And Affine Automorphism 2" office:value-type="string">
            <text:p>Aut: 15</text:p>
            <text:p>AAut: 968</text:p>
          </table:table-cell>
          <table:table-cell table:style-name="Automorphism And Affine Automorphism 2" office:value-type="string">
            <text:p>Aut: 15</text:p>
            <text:p>AAut: 968</text:p>
          </table:table-cell>
          <table:table-cell table:style-name="Automorphism And Affine Automorphism 2" office:value-type="string">
            <text:p>Aut: 32</text:p>
            <text:p>AAut: 932</text:p>
          </table:table-cell>
          <table:table-cell table:style-name="Affine Automorphism 2" office:value-type="string">
            <text:p>Aut: 0</text:p>
            <text:p>AAut: 480</text:p>
          </table:table-cell>
          <table:table-cell table:style-name="Automorphism And Affine Automorphism 2" office:value-type="string">
            <text:p>Aut: 256</text:p>
            <text:p>AAut: 1096</text:p>
          </table:table-cell>
          <table:table-cell table:style-name="Automorphism And Affine Automorphism 2" office:value-type="string">
            <text:p>Aut: 144</text:p>
            <text:p>AAut: 504</text:p>
          </table:table-cell>
          <table:table-cell table:style-name="Automorphism And Affine Automorphism 2" office:value-type="string">
            <text:p>Aut: 32</text:p>
            <text:p>AAut: 932</text:p>
          </table:table-cell>
          <table:table-cell table:style-name="Automorphism And Affine Automorphism 2" office:value-type="string">
            <text:p>Aut: 32</text:p>
            <text:p>AAut: 932</text:p>
          </table:table-cell>
          <table:table-cell table:style-name="Automorphism And Affine Automorphism 2" office:value-type="string">
            <text:p>Aut: 144</text:p>
            <text:p>AAut: 504</text:p>
          </table:table-cell>
          <table:table-cell table:style-name="Automorphism And Affine Automorphism 2" office:value-type="string">
            <text:p>Aut: 256</text:p>
            <text:p>AAut: 1096</text:p>
          </table:table-cell>
          <table:table-cell table:style-name="Affine Automorphism 2" office:value-type="string">
            <text:p>Aut: 0</text:p>
            <text:p>AAut: 882</text:p>
          </table:table-cell>
          <table:table-cell table:style-name="Automorphism And Affine Automorphism 2" office:value-type="string">
            <text:p>Aut: 32</text:p>
            <text:p>AAut: 932</text:p>
          </table:table-cell>
          <table:table-cell table:style-name="Automorphism And Affine Automorphism 2" office:value-type="string">
            <text:p>Aut: 15</text:p>
            <text:p>AAut: 968</text:p>
          </table:table-cell>
          <table:table-cell table:style-name="Automorphism And Affine Automorphism 2" office:value-type="string">
            <text:p>Aut: 15</text:p>
            <text:p>AAut: 968</text:p>
          </table:table-cell>
          <table:table-cell table:style-name="Affine Automorphism 2" office:value-type="string">
            <text:p>Aut: 0</text:p>
            <text:p>AAut: 882</text:p>
          </table:table-cell>
          <table:table-cell table:style-name="Affine Automorphism 2" office:value-type="string">
            <text:p>Aut: 0</text:p>
            <text:p>AAut: 882</text:p>
          </table:table-cell>
          <table:table-cell table:style-name="Automorphism And Affine Automorphism 2" office:value-type="string">
            <text:p>Aut: 256</text:p>
            <text:p>AAut: 1096</text:p>
          </table:table-cell>
          <table:table-cell table:style-name="Automorphism And Affine Automorphism 2" office:value-type="string">
            <text:p>Aut: 15</text:p>
            <text:p>AAut: 968</text:p>
          </table:table-cell>
          <table:table-cell table:style-name="Automorphism And Affine Automorphism 2" office:value-type="string">
            <text:p>Aut: 32</text:p>
            <text:p>AAut: 932</text:p>
          </table:table-cell>
          <table:table-cell table:style-name="Affine Automorphism 2" office:value-type="string">
            <text:p>Aut: 0</text:p>
            <text:p>AAut: 882</text:p>
          </table:table-cell>
          <table:table-cell table:style-name="Automorphism And Affine Automorphism 2" office:value-type="string">
            <text:p>Aut: 15</text:p>
            <text:p>AAut: 968</text:p>
          </table:table-cell>
          <table:table-cell table:style-name="Automorphism And Affine Automorphism 2" office:value-type="string">
            <text:p>Aut: 32</text:p>
            <text:p>AAut: 932</text:p>
          </table:table-cell>
          <table:table-cell table:style-name="Automorphism And Affine Automorphism 2" office:value-type="string">
            <text:p>Aut: 15</text:p>
            <text:p>AAut: 968</text:p>
          </table:table-cell>
          <table:table-cell table:style-name="Automorphism And Affine Automorphism 2" office:value-type="string">
            <text:p>Aut: 144</text:p>
            <text:p>AAut: 504</text:p>
          </table:table-cell>
          <table:table-cell table:style-name="Automorphism And Affine Automorphism 2" office:value-type="string">
            <text:p>Aut: 32</text:p>
            <text:p>AAut: 932</text:p>
          </table:table-cell>
          <table:table-cell table:style-name="Affine Automorphism 2" office:value-type="string">
            <text:p>Aut: 0</text:p>
            <text:p>AAut: 882</text:p>
          </table:table-cell>
          <table:table-cell table:style-name="Automorphism And Affine Automorphism 2" office:value-type="string">
            <text:p>Aut: 15</text:p>
            <text:p>AAut: 968</text:p>
          </table:table-cell>
          <table:table-cell table:style-name="Automorphism And Affine Automorphism 2" office:value-type="string">
            <text:p>Aut: 144</text:p>
            <text:p>AAut: 504</text:p>
          </table:table-cell>
          <table:table-cell table:style-name="Automorphism And Affine Automorphism 2" office:value-type="string">
            <text:p>Aut: 32</text:p>
            <text:p>AAut: 932</text:p>
          </table:table-cell>
          <table:table-cell table:style-name="Affine Automorphism 2" office:value-type="string">
            <text:p>Aut: 0</text:p>
            <text:p>AAut: 480</text:p>
          </table:table-cell>
          <table:table-cell table:style-name="Automorphism And Affine Automorphism 2" office:value-type="string">
            <text:p>Aut: 144</text:p>
            <text:p>AAut: 504</text:p>
          </table:table-cell>
          <table:table-cell table:style-name="Automorphism And Affine Automorphism 2" office:value-type="string">
            <text:p>Aut: 256</text:p>
            <text:p>AAut: 1096</text:p>
          </table:table-cell>
          <table:table-cell table:style-name="Automorphism And Affine Automorphism 2" office:value-type="string">
            <text:p>Aut: 32</text:p>
            <text:p>AAut: 932</text:p>
          </table:table-cell>
          <table:table-cell table:style-name="Automorphism And Affine Automorphism 2" office:value-type="string">
            <text:p>Aut: 32</text:p>
            <text:p>AAut: 932</text:p>
          </table:table-cell>
          <table:table-cell table:style-name="Automorphism And Affine Automorphism 2" office:value-type="string">
            <text:p>Aut: 15</text:p>
            <text:p>AAut: 968</text:p>
          </table:table-cell>
          <table:table-cell table:style-name="Automorphism And Affine Automorphism 2" office:value-type="string">
            <text:p>Aut: 256</text:p>
            <text:p>AAut: 1096</text:p>
          </table:table-cell>
          <table:table-cell table:style-name="Affine Automorphism 2" office:value-type="string">
            <text:p>Aut: 0</text:p>
            <text:p>AAut: 882</text:p>
          </table:table-cell>
          <table:table-cell table:style-name="Affine Automorphism 2" office:value-type="string">
            <text:p>Aut: 0</text:p>
            <text:p>AAut: 882</text:p>
          </table:table-cell>
          <table:table-cell table:style-name="Automorphism And Affine Automorphism 2" office:value-type="string">
            <text:p>Aut: 15</text:p>
            <text:p>AAut: 968</text:p>
          </table:table-cell>
          <table:table-cell table:style-name="Automorphism And Affine Automorphism 2" office:value-type="string">
            <text:p>Aut: 15</text:p>
            <text:p>AAut: 968</text:p>
          </table:table-cell>
          <table:table-cell table:style-name="Affine Automorphism 2" office:value-type="string">
            <text:p>Aut: 0</text:p>
            <text:p>AAut: 882</text:p>
          </table:table-cell>
          <table:table-cell table:style-name="Affine Automorphism 2" office:value-type="string">
            <text:p>Aut: 0</text:p>
            <text:p>AAut: 882</text:p>
          </table:table-cell>
          <table:table-cell table:style-name="Automorphism And Affine Automorphism 2" office:value-type="string">
            <text:p>Aut: 15</text:p>
            <text:p>AAut: 968</text:p>
          </table:table-cell>
          <table:table-cell table:style-name="Automorphism And Affine Automorphism 2" office:value-type="string">
            <text:p>Aut: 256</text:p>
            <text:p>AAut: 1096</text:p>
          </table:table-cell>
          <table:table-cell table:style-name="Automorphism And Affine Automorphism 2" office:value-type="string">
            <text:p>Aut: 32</text:p>
            <text:p>AAut: 932</text:p>
          </table:table-cell>
          <table:table-cell table:style-name="Automorphism And Affine Automorphism 2" office:value-type="string">
            <text:p>Aut: 15</text:p>
            <text:p>AAut: 968</text:p>
          </table:table-cell>
          <table:table-cell table:style-name="Automorphism And Affine Automorphism 2" office:value-type="string">
            <text:p>Aut: 32</text:p>
            <text:p>AAut: 932</text:p>
          </table:table-cell>
          <table:table-cell table:style-name="Automorphism And Affine Automorphism 2" office:value-type="string">
            <text:p>Aut: 32</text:p>
            <text:p>AAut: 932</text:p>
          </table:table-cell>
          <table:table-cell table:style-name="Automorphism And Affine Automorphism 2" office:value-type="string">
            <text:p>Aut: 144</text:p>
            <text:p>AAut: 504</text:p>
          </table:table-cell>
          <table:table-cell table:style-name="Automorphism And Affine Automorphism 2" office:value-type="string">
            <text:p>Aut: 15</text:p>
            <text:p>AAut: 968</text:p>
          </table:table-cell>
          <table:table-cell table:style-name="Affine Automorphism 2" office:value-type="string">
            <text:p>Aut: 0</text:p>
            <text:p>AAut: 882</text:p>
          </table:table-cell>
          <table:table-cell table:style-name="Automorphism And Affine Automorphism 2" office:value-type="string">
            <text:p>Aut: 32</text:p>
            <text:p>AAut: 932</text:p>
          </table:table-cell>
          <table:table-cell table:style-name="Automorphism And Affine Automorphism 2" office:value-type="string">
            <text:p>Aut: 144</text:p>
            <text:p>AAut: 504</text:p>
          </table:table-cell>
          <table:table-cell table:style-name="Automorphism And Affine Automorphism 2" office:value-type="string">
            <text:p>Aut: 144</text:p>
            <text:p>AAut: 504</text:p>
          </table:table-cell>
          <table:table-cell table:style-name="Affine Automorphism 2" office:value-type="string">
            <text:p>Aut: 0</text:p>
            <text:p>AAut: 480</text:p>
          </table:table-cell>
          <table:table-cell table:style-name="Automorphism And Affine Automorphism 2" office:value-type="string">
            <text:p>Aut: 32</text:p>
            <text:p>AAut: 932</text:p>
          </table:table-cell>
          <table:table-cell table:style-name="Automorphism And Affine Automorphism 2" office:value-type="string">
            <text:p>Aut: 256</text:p>
            <text:p>AAut: 1096</text:p>
          </table:table-cell>
          <table:table-cell table:style-name="Automorphism And Affine Automorphism 2" office:value-type="string">
            <text:p>Aut: 15</text:p>
            <text:p>AAut: 968</text:p>
          </table:table-cell>
          <table:table-cell table:style-name="Automorphism And Affine Automorphism 2" office:value-type="string">
            <text:p>Aut: 32</text:p>
            <text:p>AAut: 932</text:p>
          </table:table-cell>
          <table:table-cell table:style-name="Affine Automorphism 2" office:value-type="string">
            <text:p>Aut: 0</text:p>
            <text:p>AAut: 882</text:p>
          </table:table-cell>
          <table:table-cell table:style-name="Automorphism And Affine Automorphism 2" office:value-type="string">
            <text:p>Aut: 256</text:p>
            <text:p>AAut: 1096</text:p>
          </table:table-cell>
          <table:table-cell table:style-name="Automorphism And Affine Automorphism 2" office:value-type="string">
            <text:p>Aut: 15</text:p>
            <text:p>AAut: 968</text:p>
          </table:table-cell>
          <table:table-cell table:style-name="Affine Automorphism 2" office:value-type="string">
            <text:p>Aut: 0</text:p>
            <text:p>AAut: 882</text:p>
          </table:table-cell>
          <table:table-cell table:style-name="Affine Automorphism 2" office:value-type="string">
            <text:p>Aut: 0</text:p>
            <text:p>AAut: 882</text:p>
          </table:table-cell>
          <table:table-cell table:style-name="Automorphism And Affine Automorphism 2" office:value-type="string">
            <text:p>Aut: 15</text:p>
            <text:p>AAut: 968</text:p>
          </table:table-cell>
          <table:table-cell table:style-name="Automorphism And Affine Automorphism 2" office:value-type="string">
            <text:p>Aut: 15</text:p>
            <text:p>AAut: 968</text:p>
          </table:table-cell>
          <table:table-cell table:style-name="Affine Automorphism 2" office:value-type="string">
            <text:p>Aut: 0</text:p>
            <text:p>AAut: 882</text:p>
          </table:table-cell>
          <table:table-cell table:style-name="Automorphism And Affine Automorphism 2" office:value-type="string">
            <text:p>Aut: 32</text:p>
            <text:p>AAut: 932</text:p>
          </table:table-cell>
          <table:table-cell table:style-name="Automorphism And Affine Automorphism 2" office:value-type="string">
            <text:p>Aut: 256</text:p>
            <text:p>AAut: 1096</text:p>
          </table:table-cell>
        </table:table-row>
        <table:table-row>
          <table:table-cell office:value-type="string">
            <text:p>Sum All</text:p>
          </table:table-cell>
          <table:table-cell table:style-name="Automorphism And Affine Automorphism 2" office:value-type="string">
            <text:p>Aut: 161280</text:p>
            <text:p>AAut: 14568</text:p>
          </table:table-cell>
          <table:table-cell table:style-name="Affine Automorphism 2" office:value-type="string">
            <text:p>Aut: 0</text:p>
            <text:p>AAut: 13380</text:p>
          </table:table-cell>
          <table:table-cell table:style-name="Affine Automorphism 2" office:value-type="string">
            <text:p>Aut: 0</text:p>
            <text:p>AAut: 13380</text:p>
          </table:table-cell>
          <table:table-cell table:style-name="Automorphism And Affine Automorphism 2" office:value-type="string">
            <text:p>Aut: 144</text:p>
            <text:p>AAut: 13398</text:p>
          </table:table-cell>
          <table:table-cell table:style-name="Automorphism And Affine Automorphism 2" office:value-type="string">
            <text:p>Aut: 144</text:p>
            <text:p>AAut: 13398</text:p>
          </table:table-cell>
          <table:table-cell table:style-name="Affine Automorphism 2" office:value-type="string">
            <text:p>Aut: 0</text:p>
            <text:p>AAut: 13380</text:p>
          </table:table-cell>
          <table:table-cell table:style-name="Affine Automorphism 2" office:value-type="string">
            <text:p>Aut: 0</text:p>
            <text:p>AAut: 13380</text:p>
          </table:table-cell>
          <table:table-cell table:style-name="Automorphism And Affine Automorphism 2" office:value-type="string">
            <text:p>Aut: 256</text:p>
            <text:p>AAut: 13760</text:p>
          </table:table-cell>
          <table:table-cell table:style-name="Automorphism And Affine Automorphism 2" office:value-type="string">
            <text:p>Aut: 144</text:p>
            <text:p>AAut: 13398</text:p>
          </table:table-cell>
          <table:table-cell table:style-name="Automorphism And Affine Automorphism 2" office:value-type="string">
            <text:p>Aut: 32</text:p>
            <text:p>AAut: 13676</text:p>
          </table:table-cell>
          <table:table-cell table:style-name="Automorphism And Affine Automorphism 2" office:value-type="string">
            <text:p>Aut: 32</text:p>
            <text:p>AAut: 13676</text:p>
          </table:table-cell>
          <table:table-cell table:style-name="Automorphism And Affine Automorphism 2" office:value-type="string">
            <text:p>Aut: 144</text:p>
            <text:p>AAut: 13398</text:p>
          </table:table-cell>
          <table:table-cell table:style-name="Automorphism And Affine Automorphism 2" office:value-type="string">
            <text:p>Aut: 144</text:p>
            <text:p>AAut: 13398</text:p>
          </table:table-cell>
          <table:table-cell table:style-name="Automorphism And Affine Automorphism 2" office:value-type="string">
            <text:p>Aut: 32</text:p>
            <text:p>AAut: 13676</text:p>
          </table:table-cell>
          <table:table-cell table:style-name="Affine Automorphism 2" office:value-type="string">
            <text:p>Aut: 0</text:p>
            <text:p>AAut: 13380</text:p>
          </table:table-cell>
          <table:table-cell table:style-name="Automorphism And Affine Automorphism 2" office:value-type="string">
            <text:p>Aut: 144</text:p>
            <text:p>AAut: 13398</text:p>
          </table:table-cell>
          <table:table-cell table:style-name="Automorphism And Affine Automorphism 2" office:value-type="string">
            <text:p>Aut: 256</text:p>
            <text:p>AAut: 13760</text:p>
          </table:table-cell>
          <table:table-cell table:style-name="Automorphism And Affine Automorphism 2" office:value-type="string">
            <text:p>Aut: 32</text:p>
            <text:p>AAut: 13676</text:p>
          </table:table-cell>
          <table:table-cell table:style-name="Automorphism And Affine Automorphism 2" office:value-type="string">
            <text:p>Aut: 32</text:p>
            <text:p>AAut: 13676</text:p>
          </table:table-cell>
          <table:table-cell table:style-name="Automorphism And Affine Automorphism 2" office:value-type="string">
            <text:p>Aut: 144</text:p>
            <text:p>AAut: 13398</text:p>
          </table:table-cell>
          <table:table-cell table:style-name="Automorphism And Affine Automorphism 2" office:value-type="string">
            <text:p>Aut: 144</text:p>
            <text:p>AAut: 13398</text:p>
          </table:table-cell>
          <table:table-cell table:style-name="Affine Automorphism 2" office:value-type="string">
            <text:p>Aut: 0</text:p>
            <text:p>AAut: 13380</text:p>
          </table:table-cell>
          <table:table-cell table:style-name="Automorphism And Affine Automorphism 2" office:value-type="string">
            <text:p>Aut: 32</text:p>
            <text:p>AAut: 13676</text:p>
          </table:table-cell>
          <table:table-cell table:style-name="Automorphism And Affine Automorphism 2" office:value-type="string">
            <text:p>Aut: 256</text:p>
            <text:p>AAut: 13760</text:p>
          </table:table-cell>
          <table:table-cell table:style-name="Affine Automorphism 2" office:value-type="string">
            <text:p>Aut: 0</text:p>
            <text:p>AAut: 13380</text:p>
          </table:table-cell>
          <table:table-cell table:style-name="Automorphism And Affine Automorphism 2" office:value-type="string">
            <text:p>Aut: 256</text:p>
            <text:p>AAut: 13760</text:p>
          </table:table-cell>
          <table:table-cell table:style-name="Automorphism And Affine Automorphism 2" office:value-type="string">
            <text:p>Aut: 256</text:p>
            <text:p>AAut: 13760</text:p>
          </table:table-cell>
          <table:table-cell table:style-name="Affine Automorphism 2" office:value-type="string">
            <text:p>Aut: 0</text:p>
            <text:p>AAut: 13680</text:p>
          </table:table-cell>
          <table:table-cell table:style-name="Affine Automorphism 2" office:value-type="string">
            <text:p>Aut: 0</text:p>
            <text:p>AAut: 13680</text:p>
          </table:table-cell>
          <table:table-cell table:style-name="Automorphism And Affine Automorphism 2" office:value-type="string">
            <text:p>Aut: 256</text:p>
            <text:p>AAut: 13760</text:p>
          </table:table-cell>
          <table:table-cell table:style-name="Automorphism And Affine Automorphism 2" office:value-type="string">
            <text:p>Aut: 144</text:p>
            <text:p>AAut: 13398</text:p>
          </table:table-cell>
          <table:table-cell table:style-name="Affine Automorphism 2" office:value-type="string">
            <text:p>Aut: 0</text:p>
            <text:p>AAut: 13680</text:p>
          </table:table-cell>
          <table:table-cell table:style-name="Automorphism And Affine Automorphism 2" office:value-type="string">
            <text:p>Aut: 32</text:p>
            <text:p>AAut: 13676</text:p>
          </table:table-cell>
          <table:table-cell table:style-name="Automorphism And Affine Automorphism 2" office:value-type="string">
            <text:p>Aut: 15</text:p>
            <text:p>AAut: 13698</text:p>
          </table:table-cell>
          <table:table-cell table:style-name="Automorphism And Affine Automorphism 2" office:value-type="string">
            <text:p>Aut: 15</text:p>
            <text:p>AAut: 13698</text:p>
          </table:table-cell>
          <table:table-cell table:style-name="Automorphism And Affine Automorphism 2" office:value-type="string">
            <text:p>Aut: 32</text:p>
            <text:p>AAut: 13676</text:p>
          </table:table-cell>
          <table:table-cell table:style-name="Automorphism And Affine Automorphism 2" office:value-type="string">
            <text:p>Aut: 32</text:p>
            <text:p>AAut: 13676</text:p>
          </table:table-cell>
          <table:table-cell table:style-name="Automorphism And Affine Automorphism 2" office:value-type="string">
            <text:p>Aut: 15</text:p>
            <text:p>AAut: 13698</text:p>
          </table:table-cell>
          <table:table-cell table:style-name="Automorphism And Affine Automorphism 2" office:value-type="string">
            <text:p>Aut: 144</text:p>
            <text:p>AAut: 13398</text:p>
          </table:table-cell>
          <table:table-cell table:style-name="Automorphism And Affine Automorphism 2" office:value-type="string">
            <text:p>Aut: 32</text:p>
            <text:p>AAut: 13676</text:p>
          </table:table-cell>
          <table:table-cell table:style-name="Affine Automorphism 2" office:value-type="string">
            <text:p>Aut: 0</text:p>
            <text:p>AAut: 13680</text:p>
          </table:table-cell>
          <table:table-cell table:style-name="Automorphism And Affine Automorphism 2" office:value-type="string">
            <text:p>Aut: 15</text:p>
            <text:p>AAut: 13698</text:p>
          </table:table-cell>
          <table:table-cell table:style-name="Automorphism And Affine Automorphism 2" office:value-type="string">
            <text:p>Aut: 15</text:p>
            <text:p>AAut: 13698</text:p>
          </table:table-cell>
          <table:table-cell table:style-name="Automorphism And Affine Automorphism 2" office:value-type="string">
            <text:p>Aut: 32</text:p>
            <text:p>AAut: 13676</text:p>
          </table:table-cell>
          <table:table-cell table:style-name="Automorphism And Affine Automorphism 2" office:value-type="string">
            <text:p>Aut: 32</text:p>
            <text:p>AAut: 13676</text:p>
          </table:table-cell>
          <table:table-cell table:style-name="Automorphism And Affine Automorphism 2" office:value-type="string">
            <text:p>Aut: 144</text:p>
            <text:p>AAut: 13398</text:p>
          </table:table-cell>
          <table:table-cell table:style-name="Automorphism And Affine Automorphism 2" office:value-type="string">
            <text:p>Aut: 15</text:p>
            <text:p>AAut: 13698</text:p>
          </table:table-cell>
          <table:table-cell table:style-name="Affine Automorphism 2" office:value-type="string">
            <text:p>Aut: 0</text:p>
            <text:p>AAut: 13680</text:p>
          </table:table-cell>
          <table:table-cell table:style-name="Automorphism And Affine Automorphism 2" office:value-type="string">
            <text:p>Aut: 144</text:p>
            <text:p>AAut: 13398</text:p>
          </table:table-cell>
          <table:table-cell table:style-name="Affine Automorphism 2" office:value-type="string">
            <text:p>Aut: 0</text:p>
            <text:p>AAut: 13680</text:p>
          </table:table-cell>
          <table:table-cell table:style-name="Automorphism And Affine Automorphism 2" office:value-type="string">
            <text:p>Aut: 32</text:p>
            <text:p>AAut: 13676</text:p>
          </table:table-cell>
          <table:table-cell table:style-name="Automorphism And Affine Automorphism 2" office:value-type="string">
            <text:p>Aut: 15</text:p>
            <text:p>AAut: 13698</text:p>
          </table:table-cell>
          <table:table-cell table:style-name="Automorphism And Affine Automorphism 2" office:value-type="string">
            <text:p>Aut: 15</text:p>
            <text:p>AAut: 13698</text:p>
          </table:table-cell>
          <table:table-cell table:style-name="Automorphism And Affine Automorphism 2" office:value-type="string">
            <text:p>Aut: 32</text:p>
            <text:p>AAut: 13676</text:p>
          </table:table-cell>
          <table:table-cell table:style-name="Affine Automorphism 2" office:value-type="string">
            <text:p>Aut: 0</text:p>
            <text:p>AAut: 13380</text:p>
          </table:table-cell>
          <table:table-cell table:style-name="Automorphism And Affine Automorphism 2" office:value-type="string">
            <text:p>Aut: 256</text:p>
            <text:p>AAut: 13760</text:p>
          </table:table-cell>
          <table:table-cell table:style-name="Automorphism And Affine Automorphism 2" office:value-type="string">
            <text:p>Aut: 144</text:p>
            <text:p>AAut: 13398</text:p>
          </table:table-cell>
          <table:table-cell table:style-name="Automorphism And Affine Automorphism 2" office:value-type="string">
            <text:p>Aut: 32</text:p>
            <text:p>AAut: 13676</text:p>
          </table:table-cell>
          <table:table-cell table:style-name="Automorphism And Affine Automorphism 2" office:value-type="string">
            <text:p>Aut: 32</text:p>
            <text:p>AAut: 13676</text:p>
          </table:table-cell>
          <table:table-cell table:style-name="Automorphism And Affine Automorphism 2" office:value-type="string">
            <text:p>Aut: 144</text:p>
            <text:p>AAut: 13398</text:p>
          </table:table-cell>
          <table:table-cell table:style-name="Automorphism And Affine Automorphism 2" office:value-type="string">
            <text:p>Aut: 256</text:p>
            <text:p>AAut: 13760</text:p>
          </table:table-cell>
          <table:table-cell table:style-name="Affine Automorphism 2" office:value-type="string">
            <text:p>Aut: 0</text:p>
            <text:p>AAut: 13680</text:p>
          </table:table-cell>
          <table:table-cell table:style-name="Automorphism And Affine Automorphism 2" office:value-type="string">
            <text:p>Aut: 32</text:p>
            <text:p>AAut: 13676</text:p>
          </table:table-cell>
          <table:table-cell table:style-name="Automorphism And Affine Automorphism 2" office:value-type="string">
            <text:p>Aut: 15</text:p>
            <text:p>AAut: 13698</text:p>
          </table:table-cell>
          <table:table-cell table:style-name="Automorphism And Affine Automorphism 2" office:value-type="string">
            <text:p>Aut: 15</text:p>
            <text:p>AAut: 13698</text:p>
          </table:table-cell>
          <table:table-cell table:style-name="Affine Automorphism 2" office:value-type="string">
            <text:p>Aut: 0</text:p>
            <text:p>AAut: 13680</text:p>
          </table:table-cell>
          <table:table-cell table:style-name="Affine Automorphism 2" office:value-type="string">
            <text:p>Aut: 0</text:p>
            <text:p>AAut: 13680</text:p>
          </table:table-cell>
          <table:table-cell table:style-name="Automorphism And Affine Automorphism 2" office:value-type="string">
            <text:p>Aut: 256</text:p>
            <text:p>AAut: 13760</text:p>
          </table:table-cell>
          <table:table-cell table:style-name="Automorphism And Affine Automorphism 2" office:value-type="string">
            <text:p>Aut: 15</text:p>
            <text:p>AAut: 13698</text:p>
          </table:table-cell>
          <table:table-cell table:style-name="Automorphism And Affine Automorphism 2" office:value-type="string">
            <text:p>Aut: 32</text:p>
            <text:p>AAut: 13676</text:p>
          </table:table-cell>
          <table:table-cell table:style-name="Affine Automorphism 2" office:value-type="string">
            <text:p>Aut: 0</text:p>
            <text:p>AAut: 13680</text:p>
          </table:table-cell>
          <table:table-cell table:style-name="Automorphism And Affine Automorphism 2" office:value-type="string">
            <text:p>Aut: 15</text:p>
            <text:p>AAut: 13698</text:p>
          </table:table-cell>
          <table:table-cell table:style-name="Automorphism And Affine Automorphism 2" office:value-type="string">
            <text:p>Aut: 32</text:p>
            <text:p>AAut: 13676</text:p>
          </table:table-cell>
          <table:table-cell table:style-name="Automorphism And Affine Automorphism 2" office:value-type="string">
            <text:p>Aut: 15</text:p>
            <text:p>AAut: 13698</text:p>
          </table:table-cell>
          <table:table-cell table:style-name="Automorphism And Affine Automorphism 2" office:value-type="string">
            <text:p>Aut: 144</text:p>
            <text:p>AAut: 13398</text:p>
          </table:table-cell>
          <table:table-cell table:style-name="Automorphism And Affine Automorphism 2" office:value-type="string">
            <text:p>Aut: 32</text:p>
            <text:p>AAut: 13676</text:p>
          </table:table-cell>
          <table:table-cell table:style-name="Affine Automorphism 2" office:value-type="string">
            <text:p>Aut: 0</text:p>
            <text:p>AAut: 13680</text:p>
          </table:table-cell>
          <table:table-cell table:style-name="Automorphism And Affine Automorphism 2" office:value-type="string">
            <text:p>Aut: 15</text:p>
            <text:p>AAut: 13698</text:p>
          </table:table-cell>
          <table:table-cell table:style-name="Automorphism And Affine Automorphism 2" office:value-type="string">
            <text:p>Aut: 144</text:p>
            <text:p>AAut: 13398</text:p>
          </table:table-cell>
          <table:table-cell table:style-name="Automorphism And Affine Automorphism 2" office:value-type="string">
            <text:p>Aut: 32</text:p>
            <text:p>AAut: 13676</text:p>
          </table:table-cell>
          <table:table-cell table:style-name="Affine Automorphism 2" office:value-type="string">
            <text:p>Aut: 0</text:p>
            <text:p>AAut: 13380</text:p>
          </table:table-cell>
          <table:table-cell table:style-name="Automorphism And Affine Automorphism 2" office:value-type="string">
            <text:p>Aut: 144</text:p>
            <text:p>AAut: 13398</text:p>
          </table:table-cell>
          <table:table-cell table:style-name="Automorphism And Affine Automorphism 2" office:value-type="string">
            <text:p>Aut: 256</text:p>
            <text:p>AAut: 13760</text:p>
          </table:table-cell>
          <table:table-cell table:style-name="Automorphism And Affine Automorphism 2" office:value-type="string">
            <text:p>Aut: 32</text:p>
            <text:p>AAut: 13676</text:p>
          </table:table-cell>
          <table:table-cell table:style-name="Automorphism And Affine Automorphism 2" office:value-type="string">
            <text:p>Aut: 32</text:p>
            <text:p>AAut: 13676</text:p>
          </table:table-cell>
          <table:table-cell table:style-name="Automorphism And Affine Automorphism 2" office:value-type="string">
            <text:p>Aut: 15</text:p>
            <text:p>AAut: 13698</text:p>
          </table:table-cell>
          <table:table-cell table:style-name="Automorphism And Affine Automorphism 2" office:value-type="string">
            <text:p>Aut: 256</text:p>
            <text:p>AAut: 13760</text:p>
          </table:table-cell>
          <table:table-cell table:style-name="Affine Automorphism 2" office:value-type="string">
            <text:p>Aut: 0</text:p>
            <text:p>AAut: 13680</text:p>
          </table:table-cell>
          <table:table-cell table:style-name="Affine Automorphism 2" office:value-type="string">
            <text:p>Aut: 0</text:p>
            <text:p>AAut: 13680</text:p>
          </table:table-cell>
          <table:table-cell table:style-name="Automorphism And Affine Automorphism 2" office:value-type="string">
            <text:p>Aut: 15</text:p>
            <text:p>AAut: 13698</text:p>
          </table:table-cell>
          <table:table-cell table:style-name="Automorphism And Affine Automorphism 2" office:value-type="string">
            <text:p>Aut: 15</text:p>
            <text:p>AAut: 13698</text:p>
          </table:table-cell>
          <table:table-cell table:style-name="Affine Automorphism 2" office:value-type="string">
            <text:p>Aut: 0</text:p>
            <text:p>AAut: 13680</text:p>
          </table:table-cell>
          <table:table-cell table:style-name="Affine Automorphism 2" office:value-type="string">
            <text:p>Aut: 0</text:p>
            <text:p>AAut: 13680</text:p>
          </table:table-cell>
          <table:table-cell table:style-name="Automorphism And Affine Automorphism 2" office:value-type="string">
            <text:p>Aut: 15</text:p>
            <text:p>AAut: 13698</text:p>
          </table:table-cell>
          <table:table-cell table:style-name="Automorphism And Affine Automorphism 2" office:value-type="string">
            <text:p>Aut: 256</text:p>
            <text:p>AAut: 13760</text:p>
          </table:table-cell>
          <table:table-cell table:style-name="Automorphism And Affine Automorphism 2" office:value-type="string">
            <text:p>Aut: 32</text:p>
            <text:p>AAut: 13676</text:p>
          </table:table-cell>
          <table:table-cell table:style-name="Automorphism And Affine Automorphism 2" office:value-type="string">
            <text:p>Aut: 15</text:p>
            <text:p>AAut: 13698</text:p>
          </table:table-cell>
          <table:table-cell table:style-name="Automorphism And Affine Automorphism 2" office:value-type="string">
            <text:p>Aut: 32</text:p>
            <text:p>AAut: 13676</text:p>
          </table:table-cell>
          <table:table-cell table:style-name="Automorphism And Affine Automorphism 2" office:value-type="string">
            <text:p>Aut: 32</text:p>
            <text:p>AAut: 13676</text:p>
          </table:table-cell>
          <table:table-cell table:style-name="Automorphism And Affine Automorphism 2" office:value-type="string">
            <text:p>Aut: 144</text:p>
            <text:p>AAut: 13398</text:p>
          </table:table-cell>
          <table:table-cell table:style-name="Automorphism And Affine Automorphism 2" office:value-type="string">
            <text:p>Aut: 15</text:p>
            <text:p>AAut: 13698</text:p>
          </table:table-cell>
          <table:table-cell table:style-name="Affine Automorphism 2" office:value-type="string">
            <text:p>Aut: 0</text:p>
            <text:p>AAut: 13680</text:p>
          </table:table-cell>
          <table:table-cell table:style-name="Automorphism And Affine Automorphism 2" office:value-type="string">
            <text:p>Aut: 32</text:p>
            <text:p>AAut: 13676</text:p>
          </table:table-cell>
          <table:table-cell table:style-name="Automorphism And Affine Automorphism 2" office:value-type="string">
            <text:p>Aut: 144</text:p>
            <text:p>AAut: 13398</text:p>
          </table:table-cell>
          <table:table-cell table:style-name="Automorphism And Affine Automorphism 2" office:value-type="string">
            <text:p>Aut: 144</text:p>
            <text:p>AAut: 13398</text:p>
          </table:table-cell>
          <table:table-cell table:style-name="Affine Automorphism 2" office:value-type="string">
            <text:p>Aut: 0</text:p>
            <text:p>AAut: 13380</text:p>
          </table:table-cell>
          <table:table-cell table:style-name="Automorphism And Affine Automorphism 2" office:value-type="string">
            <text:p>Aut: 32</text:p>
            <text:p>AAut: 13676</text:p>
          </table:table-cell>
          <table:table-cell table:style-name="Automorphism And Affine Automorphism 2" office:value-type="string">
            <text:p>Aut: 256</text:p>
            <text:p>AAut: 13760</text:p>
          </table:table-cell>
          <table:table-cell table:style-name="Automorphism And Affine Automorphism 2" office:value-type="string">
            <text:p>Aut: 15</text:p>
            <text:p>AAut: 13698</text:p>
          </table:table-cell>
          <table:table-cell table:style-name="Automorphism And Affine Automorphism 2" office:value-type="string">
            <text:p>Aut: 32</text:p>
            <text:p>AAut: 13676</text:p>
          </table:table-cell>
          <table:table-cell table:style-name="Affine Automorphism 2" office:value-type="string">
            <text:p>Aut: 0</text:p>
            <text:p>AAut: 13680</text:p>
          </table:table-cell>
          <table:table-cell table:style-name="Automorphism And Affine Automorphism 2" office:value-type="string">
            <text:p>Aut: 256</text:p>
            <text:p>AAut: 13760</text:p>
          </table:table-cell>
          <table:table-cell table:style-name="Automorphism And Affine Automorphism 2" office:value-type="string">
            <text:p>Aut: 15</text:p>
            <text:p>AAut: 13698</text:p>
          </table:table-cell>
          <table:table-cell table:style-name="Affine Automorphism 2" office:value-type="string">
            <text:p>Aut: 0</text:p>
            <text:p>AAut: 13680</text:p>
          </table:table-cell>
          <table:table-cell table:style-name="Affine Automorphism 2" office:value-type="string">
            <text:p>Aut: 0</text:p>
            <text:p>AAut: 13680</text:p>
          </table:table-cell>
          <table:table-cell table:style-name="Automorphism And Affine Automorphism 2" office:value-type="string">
            <text:p>Aut: 15</text:p>
            <text:p>AAut: 13698</text:p>
          </table:table-cell>
          <table:table-cell table:style-name="Automorphism And Affine Automorphism 2" office:value-type="string">
            <text:p>Aut: 15</text:p>
            <text:p>AAut: 13698</text:p>
          </table:table-cell>
          <table:table-cell table:style-name="Affine Automorphism 2" office:value-type="string">
            <text:p>Aut: 0</text:p>
            <text:p>AAut: 13680</text:p>
          </table:table-cell>
          <table:table-cell table:style-name="Automorphism And Affine Automorphism 2" office:value-type="string">
            <text:p>Aut: 32</text:p>
            <text:p>AAut: 13676</text:p>
          </table:table-cell>
          <table:table-cell table:style-name="Automorphism And Affine Automorphism 2" office:value-type="string">
            <text:p>Aut: 256</text:p>
            <text:p>AAut: 13760</text:p>
          </table:table-cell>
        </table:table-row>
      </table:table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draw="urn:oasis:names:tc:opendocument:xmlns:drawing:1.0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/>
  <office:styles>
    <number:boolean-style style:name="bool1" number:country="US" number:language="en">
      <number:boolean/>
    </number:boolean-style>
    <number:currency-style style:name="currency1" number:language="en" number:country="US">
      <number:currency-symbol number:country="US" number:language="en">$</number:currency-symbol>
      <number:text> </number:text>
      <number:number number:grouping="true" number:decimal-places="2" number:min-integer-digits="1" number:min-decimal-places="2"/>
    </number:currency-style>
    <number:date-style style:name="time1" number:country="US" number:language="en"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date-style style:name="date1" number:language="en" number:country="US">
      <number:month number:style="long"/>
      <number:text>/</number:text>
      <number:day number:style="long"/>
      <number:text>/</number:text>
      <number:year number:style="long"/>
    </number:date-style>
    <number:date-style style:name="datetime1" number:language="en" number:country="US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um1" number:language="en" number:country="US">
      <number:number number:min-integer-digits="1" number:decimal-places="2"/>
    </number:number-style>
    <number:percentage-style style:name="percent1" number:language="en" number:country="US">
      <number:number number:decimal-places="2" number:min-integer-digits="1"/>
      <number:text>%</number:text>
    </number:percentage-style>
    <number:text-style style:name="Automorphism 1"/>
    <number:text-style style:name="Automorphism And Affine Automorphism 1"/>
    <number:text-style style:name="Affine Automorphism 1"/>
    <number:time-style style:name="interval1" number:truncate-on-overflow="false" number:country="US" number:language="en">
      <number:hours number:style="long"/>
      <number:text>:</number:text>
      <number:minutes number:style="long"/>
      <number:text>:</number:text>
      <number:seconds number:style="long"/>
    </number:time-style>
  </office:styles>
  <office:automatic-styles/>
  <office:master-styles/>
</office:document-styles>
</file>

<file path=meta.xml><?xml version="1.0" encoding="utf-8"?>
<office:document-meta xmlns:meta="urn:oasis:names:tc:opendocument:xmlns:meta:1.0" xmlns:office="urn:oasis:names:tc:opendocument:xmlns:office:1.0" office:version="1.3">
  <office:meta>
    <meta:generator>spreadsheet-ods 0.15.0</meta:generator>
    <meta:creation-date>2023-07-19T10:56:07</meta:creation-date>
    <meta:editing-duration>P0D</meta:editing-duration>
    <meta:editing-cycles>1</meta:editing-cycles>
  </office:meta>
</office:document-meta>
</file>